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C000000BAB81AC8537AED6698.png" manifest:media-type="image/png"/>
  <manifest:file-entry manifest:full-path="Pictures/100000010000044E000000AC1B68C532A0F7916C.png" manifest:media-type="image/png"/>
  <manifest:file-entry manifest:full-path="Pictures/10000000000000D6000000E8A36DE2C598B8940F.png" manifest:media-type="image/png"/>
  <manifest:file-entry manifest:full-path="Pictures/1000000100000241000001887E27EF5FFBAFF3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4pt" fo:language="zxx" fo:country="none" officeooo:rsid="00053734" officeooo:paragraph-rsid="00053734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font-size="14pt" fo:language="zxx" fo:country="none" officeooo:rsid="00062540" officeooo:paragraph-rsid="00062540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font-size="14pt" fo:language="zxx" fo:country="none" officeooo:rsid="00062540" officeooo:paragraph-rsid="00152f8d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font-size="14pt" fo:language="zxx" fo:country="none" officeooo:rsid="00062540" officeooo:paragraph-rsid="002f984b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font-size="14pt" fo:language="zxx" fo:country="none" officeooo:rsid="00062540" officeooo:paragraph-rsid="002fae03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font-size="14pt" fo:language="zxx" fo:country="none" officeooo:rsid="0009f661" officeooo:paragraph-rsid="0009f661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font-size="14pt" fo:language="zxx" fo:country="none" officeooo:rsid="000cfa35" officeooo:paragraph-rsid="000cfa35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font-size="14pt" fo:language="zxx" fo:country="none" officeooo:rsid="0010b1f3" officeooo:paragraph-rsid="0010b1f3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font-size="14pt" fo:language="zxx" fo:country="none" officeooo:rsid="001194cc" officeooo:paragraph-rsid="001194cc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font-size="14pt" fo:language="zxx" fo:country="none" officeooo:rsid="0011ce0d" officeooo:paragraph-rsid="0011ce0d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font-size="14pt" fo:language="zxx" fo:country="none" officeooo:rsid="0013ac7c" officeooo:paragraph-rsid="0013ac7c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font-size="14pt" fo:language="zxx" fo:country="none" officeooo:rsid="00208d64" officeooo:paragraph-rsid="00208d64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font-size="14pt" fo:language="zxx" fo:country="none" officeooo:rsid="0027706e" officeooo:paragraph-rsid="0027706e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font-size="14pt" fo:language="zxx" fo:country="none" officeooo:rsid="002a5d22" officeooo:paragraph-rsid="002a5d22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font-size="14pt" fo:language="zxx" fo:country="none" officeooo:rsid="002ad88e" officeooo:paragraph-rsid="002ad88e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font-size="14pt" fo:language="zxx" fo:country="none" officeooo:rsid="002e6aaf" officeooo:paragraph-rsid="002e6aaf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font-size="14pt" fo:language="zxx" fo:country="none" officeooo:rsid="0018987b" officeooo:paragraph-rsid="0016d2e4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font-size="14pt" fo:language="zxx" fo:country="none" officeooo:rsid="00303403" officeooo:paragraph-rsid="00303403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font-size="14pt" fo:language="zxx" fo:country="none" officeooo:rsid="0038dd70" officeooo:paragraph-rsid="0038dd70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font-size="14pt" fo:language="zxx" fo:country="none" officeooo:rsid="003a18f3" officeooo:paragraph-rsid="003a18f3" style:language-asian="zxx" style:country-asian="none" style:language-complex="zxx" style:country-complex="none"/>
    </style:style>
    <style:style style:name="P21" style:family="paragraph" style:parent-style-name="Standard">
      <style:text-properties style:font-name="Liberation Sans" fo:font-size="14pt" fo:language="zxx" fo:country="none" officeooo:rsid="004115bf" officeooo:paragraph-rsid="004115bf" style:language-asian="zxx" style:country-asian="none" style:language-complex="zxx" style:country-complex="none"/>
    </style:style>
    <style:style style:name="P22" style:family="paragraph" style:parent-style-name="Standard">
      <style:text-properties style:font-name="Liberation Sans" fo:font-size="14pt" fo:language="zxx" fo:country="none" officeooo:rsid="0044cd14" officeooo:paragraph-rsid="0044cd14" style:language-asian="zxx" style:country-asian="none" style:language-complex="zxx" style:country-complex="none"/>
    </style:style>
    <style:style style:name="P23" style:family="paragraph" style:parent-style-name="Standard">
      <style:text-properties style:font-name="Liberation Sans" fo:font-size="14pt" fo:language="zxx" fo:country="none" officeooo:rsid="0048b98d" officeooo:paragraph-rsid="0048b98d" style:language-asian="zxx" style:country-asian="none" style:language-complex="zxx" style:country-complex="none"/>
    </style:style>
    <style:style style:name="P24" style:family="paragraph" style:parent-style-name="Standard">
      <style:text-properties style:font-name="Liberation Sans" fo:font-size="14pt" fo:language="zxx" fo:country="none" officeooo:rsid="0051a487" officeooo:paragraph-rsid="0051a487" style:language-asian="zxx" style:country-asian="none" style:language-complex="zxx" style:country-complex="none"/>
    </style:style>
    <style:style style:name="P25" style:family="paragraph" style:parent-style-name="Standard">
      <style:text-properties style:font-name="Liberation Sans" fo:font-size="14pt" fo:language="zxx" fo:country="none" officeooo:rsid="00540785" officeooo:paragraph-rsid="00540785" style:language-asian="zxx" style:country-asian="none" style:language-complex="zxx" style:country-complex="none"/>
    </style:style>
    <style:style style:name="P26" style:family="paragraph" style:parent-style-name="Standard">
      <style:text-properties style:font-name="Liberation Sans" fo:font-size="14pt" fo:language="zxx" fo:country="none" officeooo:rsid="0055d832" officeooo:paragraph-rsid="0055d832" style:language-asian="zxx" style:country-asian="none" style:language-complex="zxx" style:country-complex="none"/>
    </style:style>
    <style:style style:name="P27" style:family="paragraph" style:parent-style-name="Standard">
      <style:text-properties style:font-name="Liberation Sans" fo:font-size="14pt" fo:language="zxx" fo:country="none" officeooo:rsid="005cd346" officeooo:paragraph-rsid="005e1ed1" style:language-asian="zxx" style:country-asian="none" style:language-complex="zxx" style:country-complex="none"/>
    </style:style>
    <style:style style:name="P28" style:family="paragraph" style:parent-style-name="Standard">
      <style:text-properties style:font-name="Liberation Sans" fo:font-size="14pt" fo:language="zxx" fo:country="none" officeooo:rsid="005ed411" officeooo:paragraph-rsid="005ed411" style:language-asian="zxx" style:country-asian="none" style:language-complex="zxx" style:country-complex="none"/>
    </style:style>
    <style:style style:name="P29" style:family="paragraph" style:parent-style-name="Standard">
      <style:text-properties style:font-name="Liberation Sans" fo:font-size="14pt" fo:language="zxx" fo:country="none" officeooo:rsid="00617814" officeooo:paragraph-rsid="00617814" style:language-asian="zxx" style:country-asian="none" style:language-complex="zxx" style:country-complex="none"/>
    </style:style>
    <style:style style:name="P30" style:family="paragraph" style:parent-style-name="Standard">
      <style:text-properties style:font-name="Liberation Sans" fo:font-size="14pt" fo:language="zxx" fo:country="none" officeooo:rsid="0062728e" officeooo:paragraph-rsid="0062728e" style:language-asian="zxx" style:country-asian="none" style:language-complex="zxx" style:country-complex="none"/>
    </style:style>
    <style:style style:name="P31" style:family="paragraph" style:parent-style-name="Standard">
      <style:text-properties style:font-name="Liberation Sans" fo:font-size="14pt" fo:language="zxx" fo:country="none" officeooo:rsid="0065c0a6" officeooo:paragraph-rsid="0065c0a6" style:language-asian="zxx" style:country-asian="none" style:language-complex="zxx" style:country-complex="none"/>
    </style:style>
    <style:style style:name="P32" style:family="paragraph" style:parent-style-name="Standard">
      <style:text-properties style:font-name="Liberation Sans" fo:font-size="14pt" fo:language="zxx" fo:country="none" officeooo:rsid="006ed040" officeooo:paragraph-rsid="00713fb4" style:language-asian="zxx" style:country-asian="none" style:language-complex="zxx" style:country-complex="none"/>
    </style:style>
    <style:style style:name="P33" style:family="paragraph" style:parent-style-name="Standard">
      <style:text-properties style:font-name="Liberation Sans" fo:font-size="14pt" fo:language="zxx" fo:country="none" officeooo:rsid="0072e56c" officeooo:paragraph-rsid="0072e56c" style:language-asian="zxx" style:country-asian="none" style:language-complex="zxx" style:country-complex="none"/>
    </style:style>
    <style:style style:name="P34" style:family="paragraph" style:parent-style-name="Standard">
      <style:text-properties style:font-name="Liberation Sans" fo:font-size="14pt" fo:language="zxx" fo:country="none" officeooo:rsid="00762cdf" officeooo:paragraph-rsid="00762cdf" style:language-asian="zxx" style:country-asian="none" style:language-complex="zxx" style:country-complex="none"/>
    </style:style>
    <style:style style:name="P35" style:family="paragraph" style:parent-style-name="Standard">
      <style:text-properties style:font-name="Liberation Sans" fo:font-size="14pt" fo:language="zxx" fo:country="none" officeooo:rsid="00787e87" officeooo:paragraph-rsid="00787e87" style:language-asian="zxx" style:country-asian="none" style:language-complex="zxx" style:country-complex="none"/>
    </style:style>
    <style:style style:name="P36" style:family="paragraph" style:parent-style-name="Standard">
      <style:text-properties style:font-name="Liberation Sans" fo:font-size="14pt" fo:language="zxx" fo:country="none" officeooo:rsid="0079496e" officeooo:paragraph-rsid="0079496e" style:language-asian="zxx" style:country-asian="none" style:language-complex="zxx" style:country-complex="none"/>
    </style:style>
    <style:style style:name="P37" style:family="paragraph" style:parent-style-name="Standard">
      <style:text-properties style:font-name="Liberation Sans" fo:font-size="14pt" fo:language="zxx" fo:country="none" officeooo:rsid="00903f32" officeooo:paragraph-rsid="00903f32" style:language-asian="zxx" style:country-asian="none" style:language-complex="zxx" style:country-complex="none"/>
    </style:style>
    <style:style style:name="P38" style:family="paragraph" style:parent-style-name="Standard">
      <style:text-properties style:font-name="Liberation Sans" fo:font-size="14pt" fo:language="zxx" fo:country="none" officeooo:rsid="00914795" officeooo:paragraph-rsid="00914795" style:language-asian="zxx" style:country-asian="none" style:language-complex="zxx" style:country-complex="none"/>
    </style:style>
    <style:style style:name="P39" style:family="paragraph" style:parent-style-name="Standard">
      <style:text-properties style:font-name="Liberation Sans" fo:font-size="14pt" fo:language="zxx" fo:country="none" officeooo:rsid="0092ef79" officeooo:paragraph-rsid="0092ef79" style:language-asian="zxx" style:country-asian="none" style:language-complex="zxx" style:country-complex="none"/>
    </style:style>
    <style:style style:name="P40" style:family="paragraph" style:parent-style-name="Standard">
      <style:text-properties style:font-name="Liberation Sans" fo:font-size="14pt" fo:language="zxx" fo:country="none" officeooo:rsid="0095dc3b" officeooo:paragraph-rsid="0095dc3b" style:language-asian="zxx" style:country-asian="none" style:language-complex="zxx" style:country-complex="none"/>
    </style:style>
    <style:style style:name="P41" style:family="paragraph" style:parent-style-name="Standard">
      <style:text-properties style:font-name="Liberation Sans" fo:font-size="14pt" fo:language="zxx" fo:country="none" officeooo:rsid="00970541" officeooo:paragraph-rsid="00970541" style:language-asian="zxx" style:country-asian="none" style:language-complex="zxx" style:country-complex="none"/>
    </style:style>
    <style:style style:name="P42" style:family="paragraph" style:parent-style-name="Standard">
      <style:text-properties style:font-name="Liberation Sans" fo:font-size="14pt" fo:language="zxx" fo:country="none" officeooo:rsid="0098dffb" officeooo:paragraph-rsid="0098dffb" style:language-asian="zxx" style:country-asian="none" style:language-complex="zxx" style:country-complex="none"/>
    </style:style>
    <style:style style:name="P43" style:family="paragraph" style:parent-style-name="Standard">
      <style:text-properties style:font-name="Liberation Sans" fo:font-size="14pt" fo:language="zxx" fo:country="none" officeooo:rsid="009b5013" officeooo:paragraph-rsid="009b5013" style:language-asian="zxx" style:country-asian="none" style:language-complex="zxx" style:country-complex="none"/>
    </style:style>
    <style:style style:name="P44" style:family="paragraph" style:parent-style-name="Standard">
      <style:text-properties style:font-name="Liberation Sans" fo:font-size="14pt" fo:language="zxx" fo:country="none" fo:font-weight="normal" officeooo:rsid="004088ae" officeooo:paragraph-rsid="003a18f3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text-properties style:font-name="Liberation Sans" fo:font-size="14pt" fo:language="zxx" fo:country="none" fo:font-weight="normal" officeooo:rsid="0044cd14" officeooo:paragraph-rsid="0044cd14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text-properties style:font-name="Liberation Sans" fo:font-size="14pt" fo:language="zxx" fo:country="none" fo:font-weight="normal" officeooo:rsid="0048b98d" officeooo:paragraph-rsid="0048b98d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text-properties style:font-name="Liberation Sans" fo:font-size="14pt" fo:language="zxx" fo:country="none" fo:font-weight="normal" officeooo:rsid="004aca4e" officeooo:paragraph-rsid="004aca4e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text-properties style:font-name="Liberation Sans" fo:font-size="14pt" fo:language="zxx" fo:country="none" fo:font-weight="normal" officeooo:rsid="004ef613" officeooo:paragraph-rsid="004ef613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text-properties style:font-name="Liberation Sans" fo:font-size="14pt" fo:language="zxx" fo:country="none" fo:font-weight="normal" officeooo:rsid="0051a487" officeooo:paragraph-rsid="0051a487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text-properties style:font-name="Liberation Sans" fo:font-size="14pt" fo:language="zxx" fo:country="none" fo:font-weight="normal" officeooo:rsid="0056e70d" officeooo:paragraph-rsid="0056e70d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text-properties style:font-name="Liberation Sans" fo:font-size="14pt" fo:language="zxx" fo:country="none" fo:font-weight="normal" officeooo:rsid="006265af" officeooo:paragraph-rsid="00617814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text-properties style:font-name="Liberation Sans" fo:font-size="14pt" fo:language="zxx" fo:country="none" fo:font-weight="normal" officeooo:rsid="0063df27" officeooo:paragraph-rsid="0062728e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text-properties style:font-name="Liberation Sans" fo:font-size="14pt" fo:language="zxx" fo:country="none" fo:font-weight="normal" officeooo:rsid="0065c0a6" officeooo:paragraph-rsid="0065c0a6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text-properties style:font-name="Liberation Sans" fo:font-size="14pt" fo:language="zxx" fo:country="none" fo:font-weight="normal" officeooo:rsid="00692769" officeooo:paragraph-rsid="00692769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text-properties style:font-name="Liberation Sans" fo:font-size="14pt" fo:language="zxx" fo:country="none" fo:font-weight="normal" officeooo:rsid="006a1d05" officeooo:paragraph-rsid="006a1d05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text-properties style:font-name="Liberation Sans" fo:font-size="14pt" fo:language="zxx" fo:country="none" fo:font-weight="normal" officeooo:rsid="006b4a88" officeooo:paragraph-rsid="006b4a88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text-properties style:font-name="Liberation Sans" fo:font-size="14pt" fo:language="zxx" fo:country="none" fo:font-weight="normal" officeooo:rsid="006c978a" officeooo:paragraph-rsid="006c978a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text-properties style:font-name="Liberation Sans" fo:font-size="14pt" fo:language="zxx" fo:country="none" fo:font-weight="normal" officeooo:rsid="006e3f81" officeooo:paragraph-rsid="006e3f81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text-properties style:font-name="Liberation Sans" fo:font-size="16pt" fo:language="zxx" fo:country="none" fo:font-weight="bold" officeooo:rsid="00047a33" officeooo:paragraph-rsid="0004ca24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Standard">
      <style:text-properties style:font-name="Liberation Sans" fo:font-size="16pt" fo:language="zxx" fo:country="none" fo:font-weight="bold" officeooo:rsid="00062540" officeooo:paragraph-rsid="00062540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Standard">
      <style:text-properties style:font-name="Liberation Sans" fo:font-size="16pt" fo:language="zxx" fo:country="none" fo:font-weight="bold" officeooo:rsid="0009f661" officeooo:paragraph-rsid="0009f661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Standard">
      <style:text-properties style:font-name="Liberation Sans" fo:font-size="16pt" fo:language="zxx" fo:country="none" fo:font-weight="bold" officeooo:rsid="0009f661" officeooo:paragraph-rsid="00713fb4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47a33" officeooo:paragraph-rsid="00047a33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Standard">
      <style:text-properties officeooo:rsid="0019fd8b" officeooo:paragraph-rsid="0019fd8b"/>
    </style:style>
    <style:style style:name="P65" style:family="paragraph" style:parent-style-name="Standard">
      <style:text-properties officeooo:rsid="001af472" officeooo:paragraph-rsid="001af472"/>
    </style:style>
    <style:style style:name="P66" style:family="paragraph" style:parent-style-name="Standard" style:list-style-name="L1">
      <style:text-properties style:font-name="Liberation Sans" fo:font-size="14pt" fo:language="zxx" fo:country="none" officeooo:rsid="001194cc" officeooo:paragraph-rsid="001194cc" style:language-asian="zxx" style:country-asian="none" style:language-complex="zxx" style:country-complex="none"/>
    </style:style>
    <style:style style:name="P67" style:family="paragraph" style:parent-style-name="Standard" style:list-style-name="L3">
      <style:text-properties style:font-name="Liberation Sans" fo:font-size="14pt" fo:language="zxx" fo:country="none" officeooo:rsid="00062540" officeooo:paragraph-rsid="002fae03" style:language-asian="zxx" style:country-asian="none" style:language-complex="zxx" style:country-complex="none"/>
    </style:style>
    <style:style style:name="P68" style:family="paragraph" style:parent-style-name="Standard" style:list-style-name="L5">
      <style:text-properties style:font-name="Liberation Sans" fo:font-size="14pt" fo:language="zxx" fo:country="none" officeooo:rsid="004ef613" officeooo:paragraph-rsid="004fd4ed" style:language-asian="zxx" style:country-asian="none" style:language-complex="zxx" style:country-complex="none"/>
    </style:style>
    <style:style style:name="P69" style:family="paragraph" style:parent-style-name="Standard" style:list-style-name="L7">
      <style:text-properties style:font-name="Liberation Sans" fo:font-size="14pt" fo:language="zxx" fo:country="none" officeooo:rsid="005cd346" officeooo:paragraph-rsid="005e1ed1" style:language-asian="zxx" style:country-asian="none" style:language-complex="zxx" style:country-complex="none"/>
    </style:style>
    <style:style style:name="P70" style:family="paragraph" style:parent-style-name="Standard" style:list-style-name="L8">
      <style:text-properties style:font-name="Liberation Sans" fo:font-size="14pt" fo:language="zxx" fo:country="none" officeooo:rsid="00903f32" officeooo:paragraph-rsid="00903f32" style:language-asian="zxx" style:country-asian="none" style:language-complex="zxx" style:country-complex="none"/>
    </style:style>
    <style:style style:name="P71" style:family="paragraph" style:parent-style-name="Standard" style:list-style-name="L9">
      <style:text-properties style:font-name="Liberation Sans" fo:font-size="14pt" fo:language="zxx" fo:country="none" officeooo:rsid="0072e56c" officeooo:paragraph-rsid="0072e56c" style:language-asian="zxx" style:country-asian="none" style:language-complex="zxx" style:country-complex="none"/>
    </style:style>
    <style:style style:name="P72" style:family="paragraph" style:parent-style-name="Standard">
      <style:text-properties style:font-name="Liberation Sans" fo:font-size="14pt" fo:language="zxx" fo:country="none" officeooo:rsid="0072e56c" officeooo:paragraph-rsid="00a95b28" style:language-asian="zxx" style:country-asian="none" style:language-complex="zxx" style:country-complex="none"/>
    </style:style>
    <style:style style:name="P73" style:family="paragraph" style:parent-style-name="Standard">
      <style:text-properties style:font-name="Liberation Sans" fo:font-size="14pt" fo:language="zxx" fo:country="none" officeooo:rsid="0072e56c" officeooo:paragraph-rsid="00aaba52" style:language-asian="zxx" style:country-asian="none" style:language-complex="zxx" style:country-complex="none"/>
    </style:style>
    <style:style style:name="P74" style:family="paragraph" style:parent-style-name="Standard">
      <style:text-properties style:font-name="Liberation Sans" fo:font-size="14pt" fo:language="zxx" fo:country="none" officeooo:rsid="0072e56c" officeooo:paragraph-rsid="00ad0364" style:language-asian="zxx" style:country-asian="none" style:language-complex="zxx" style:country-complex="none"/>
    </style:style>
    <style:style style:name="P75" style:family="paragraph" style:parent-style-name="Standard" style:list-style-name="L10">
      <style:text-properties style:font-name="Liberation Sans" fo:font-size="14pt" fo:language="zxx" fo:country="none" officeooo:rsid="0009f661" officeooo:paragraph-rsid="007e15be" style:language-asian="zxx" style:country-asian="none" style:language-complex="zxx" style:country-complex="none"/>
    </style:style>
    <style:style style:name="P76" style:family="paragraph" style:parent-style-name="Standard">
      <style:text-properties style:font-name="Liberation Sans" fo:font-size="14pt" fo:language="zxx" fo:country="none" officeooo:rsid="0009f661" officeooo:paragraph-rsid="0009f661" style:language-asian="zxx" style:country-asian="none" style:language-complex="zxx" style:country-complex="none"/>
    </style:style>
    <style:style style:name="P77" style:family="paragraph" style:parent-style-name="Standard">
      <style:text-properties style:font-name="Liberation Sans" fo:font-size="14pt" fo:language="zxx" fo:country="none" officeooo:rsid="0009f661" officeooo:paragraph-rsid="00ad535c" style:language-asian="zxx" style:country-asian="none" style:language-complex="zxx" style:country-complex="none"/>
    </style:style>
    <style:style style:name="P78" style:family="paragraph" style:parent-style-name="Standard">
      <style:text-properties style:font-name="Liberation Sans" fo:font-size="14pt" fo:language="zxx" fo:country="none" officeooo:rsid="00a2b016" officeooo:paragraph-rsid="00a2b016" style:language-asian="zxx" style:country-asian="none" style:language-complex="zxx" style:country-complex="none"/>
    </style:style>
    <style:style style:name="P79" style:family="paragraph" style:parent-style-name="Standard">
      <style:text-properties style:font-name="Liberation Sans" fo:font-size="14pt" fo:language="zxx" fo:country="none" officeooo:rsid="00a30eb3" officeooo:paragraph-rsid="00a30eb3" style:language-asian="zxx" style:country-asian="none" style:language-complex="zxx" style:country-complex="none"/>
    </style:style>
    <style:style style:name="P80" style:family="paragraph" style:parent-style-name="Standard">
      <style:text-properties style:font-name="Liberation Sans" fo:font-size="14pt" fo:language="zxx" fo:country="none" officeooo:rsid="00a38335" officeooo:paragraph-rsid="00a38335" style:language-asian="zxx" style:country-asian="none" style:language-complex="zxx" style:country-complex="none"/>
    </style:style>
    <style:style style:name="P81" style:family="paragraph" style:parent-style-name="Standard">
      <style:text-properties style:font-name="Liberation Sans" fo:font-size="14pt" fo:language="zxx" fo:country="none" officeooo:rsid="00a4fc64" officeooo:paragraph-rsid="00a4fc64" style:language-asian="zxx" style:country-asian="none" style:language-complex="zxx" style:country-complex="none"/>
    </style:style>
    <style:style style:name="P82" style:family="paragraph" style:parent-style-name="Standard">
      <style:text-properties style:font-name="Liberation Sans" fo:font-size="14pt" fo:language="zxx" fo:country="none" officeooo:rsid="00a651eb" officeooo:paragraph-rsid="00a651eb" style:language-asian="zxx" style:country-asian="none" style:language-complex="zxx" style:country-complex="none"/>
    </style:style>
    <style:style style:name="P83" style:family="paragraph" style:parent-style-name="Standard">
      <style:text-properties style:font-name="Liberation Sans" fo:font-size="14pt" fo:language="zxx" fo:country="none" officeooo:rsid="00a71953" officeooo:paragraph-rsid="00a71953" style:language-asian="zxx" style:country-asian="none" style:language-complex="zxx" style:country-complex="none"/>
    </style:style>
    <style:style style:name="P84" style:family="paragraph" style:parent-style-name="Standard">
      <style:text-properties style:font-name="Liberation Sans" fo:font-size="14pt" fo:language="zxx" fo:country="none" officeooo:rsid="00a87342" officeooo:paragraph-rsid="00a87342" style:language-asian="zxx" style:country-asian="none" style:language-complex="zxx" style:country-complex="none"/>
    </style:style>
    <style:style style:name="P85" style:family="paragraph" style:parent-style-name="Standard">
      <style:text-properties style:font-name="Liberation Sans" fo:font-size="14pt" fo:language="zxx" fo:country="none" officeooo:rsid="00ac23d2" officeooo:paragraph-rsid="00ac23d2" style:language-asian="zxx" style:country-asian="none" style:language-complex="zxx" style:country-complex="none"/>
    </style:style>
    <style:style style:name="P86" style:family="paragraph" style:parent-style-name="Standard">
      <style:text-properties style:font-name="Liberation Sans" fo:font-size="14pt" fo:language="zxx" fo:country="none" officeooo:rsid="00ad0364" officeooo:paragraph-rsid="00ad0364" style:language-asian="zxx" style:country-asian="none" style:language-complex="zxx" style:country-complex="none"/>
    </style:style>
    <style:style style:name="P87" style:family="paragraph" style:parent-style-name="Standard">
      <style:text-properties style:font-name="Liberation Sans" fo:font-size="14pt" fo:language="zxx" fo:country="none" officeooo:rsid="0082596d" officeooo:paragraph-rsid="00b39957" style:language-asian="zxx" style:country-asian="none" style:language-complex="zxx" style:country-complex="none"/>
    </style:style>
    <style:style style:name="P88" style:family="paragraph" style:parent-style-name="Standard">
      <style:text-properties style:font-name="Liberation Sans" fo:font-size="14pt" fo:language="zxx" fo:country="none" officeooo:rsid="00b7aa9f" officeooo:paragraph-rsid="00b7e01e" style:language-asian="zxx" style:country-asian="none" style:language-complex="zxx" style:country-complex="none"/>
    </style:style>
    <style:style style:name="P89" style:family="paragraph" style:parent-style-name="Standard">
      <style:text-properties style:font-name="Liberation Sans" fo:font-size="14pt" fo:language="zxx" fo:country="none" officeooo:rsid="00b83501" officeooo:paragraph-rsid="00b83501" style:language-asian="zxx" style:country-asian="none" style:language-complex="zxx" style:country-complex="none"/>
    </style:style>
    <style:style style:name="P90" style:family="paragraph" style:parent-style-name="Standard">
      <style:text-properties style:font-name="Liberation Sans" fo:font-size="14pt" fo:language="zxx" fo:country="none" officeooo:rsid="00b8a469" officeooo:paragraph-rsid="00b8a469" style:language-asian="zxx" style:country-asian="none" style:language-complex="zxx" style:country-complex="none"/>
    </style:style>
    <style:style style:name="P91" style:family="paragraph" style:parent-style-name="Standard" style:list-style-name="L4">
      <style:text-properties style:font-name="Liberation Sans" fo:font-size="14pt" fo:language="zxx" fo:country="none" fo:font-weight="bold" officeooo:rsid="004d8fbc" officeooo:paragraph-rsid="004d8fbc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Standard" style:list-style-name="L5">
      <style:text-properties style:font-name="Liberation Sans" fo:font-size="14pt" fo:language="zxx" fo:country="none" fo:font-weight="bold" officeooo:rsid="004ef613" officeooo:paragraph-rsid="004fc4cd" style:language-asian="zxx" style:country-asian="none" style:font-weight-asian="bold" style:language-complex="zxx" style:country-complex="none" style:font-weight-complex="bold"/>
    </style:style>
    <style:style style:name="P93" style:family="paragraph" style:parent-style-name="Standard" style:list-style-name="L5">
      <style:text-properties style:font-name="Liberation Sans" fo:font-size="14pt" fo:language="zxx" fo:country="none" fo:font-weight="bold" officeooo:rsid="004ef613" officeooo:paragraph-rsid="004fd4ed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Standard" style:list-style-name="L6">
      <style:text-properties style:font-name="Liberation Sans" fo:font-size="14pt" fo:language="zxx" fo:country="none" fo:font-weight="normal" officeooo:rsid="0056e70d" officeooo:paragraph-rsid="005bbd5d" style:language-asian="zxx" style:country-asian="none" style:font-weight-asian="normal" style:language-complex="zxx" style:country-complex="none" style:font-weight-complex="normal"/>
    </style:style>
    <style:style style:name="P95" style:family="paragraph" style:parent-style-name="Standard">
      <style:text-properties style:font-name="Liberation Sans" fo:font-size="14pt" fo:language="zxx" fo:country="none" fo:font-weight="normal" officeooo:rsid="00a077b5" officeooo:paragraph-rsid="009b5013" style:language-asian="zxx" style:country-asian="none" style:font-weight-asian="normal" style:language-complex="zxx" style:country-complex="none" style:font-weight-complex="normal"/>
    </style:style>
    <style:style style:name="P96" style:family="paragraph" style:parent-style-name="Standard">
      <style:text-properties style:font-name="Liberation Sans" fo:font-size="14pt" fo:language="zxx" fo:country="none" fo:font-weight="normal" officeooo:rsid="00762cdf" officeooo:paragraph-rsid="0082596d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Standard">
      <style:text-properties style:font-name="Liberation Sans" fo:font-size="14pt" fo:language="zxx" fo:country="none" fo:font-weight="normal" officeooo:rsid="00b39957" officeooo:paragraph-rsid="00b39957" style:language-asian="zxx" style:country-asian="none" style:font-weight-asian="normal" style:language-complex="zxx" style:country-complex="none" style:font-weight-complex="normal"/>
    </style:style>
    <style:style style:name="P98" style:family="paragraph" style:parent-style-name="Standard">
      <style:text-properties style:font-name="Liberation Sans" fo:font-size="14pt" fo:language="zxx" fo:country="none" fo:font-weight="normal" officeooo:rsid="00b5576a" officeooo:paragraph-rsid="00b5576a" style:language-asian="zxx" style:country-asian="none" style:font-weight-asian="normal" style:language-complex="zxx" style:country-complex="none" style:font-weight-complex="normal"/>
    </style:style>
    <style:style style:name="P99" style:family="paragraph" style:parent-style-name="Standard">
      <style:text-properties style:font-name="Liberation Sans" fo:font-size="14pt" fo:language="zxx" fo:country="none" fo:font-weight="normal" officeooo:rsid="00b5df5a" officeooo:paragraph-rsid="00b5df5a" style:language-asian="zxx" style:country-asian="none" style:font-weight-asian="normal" style:language-complex="zxx" style:country-complex="none" style:font-weight-complex="normal"/>
    </style:style>
    <style:style style:name="P100" style:family="paragraph" style:parent-style-name="Standard">
      <style:text-properties style:font-name="Liberation Sans" fo:font-size="14pt" fo:language="zxx" fo:country="none" fo:font-style="italic" officeooo:rsid="00903f32" officeooo:paragraph-rsid="00903f32" style:language-asian="zxx" style:country-asian="none" style:font-style-asian="italic" style:language-complex="zxx" style:country-complex="none" style:font-style-complex="italic"/>
    </style:style>
    <style:style style:name="P101" style:family="paragraph" style:parent-style-name="Standard" style:list-style-name="L2">
      <style:text-properties officeooo:paragraph-rsid="0016d2e4"/>
    </style:style>
    <style:style style:name="P102" style:family="paragraph" style:parent-style-name="Standard" style:list-style-name="L11">
      <style:text-properties officeooo:paragraph-rsid="00ad535c"/>
    </style:style>
    <style:style style:name="P103" style:family="paragraph" style:parent-style-name="Standard" style:list-style-name="L12">
      <style:text-properties officeooo:paragraph-rsid="00b7e01e"/>
    </style:style>
    <style:style style:name="T1" style:family="text">
      <style:text-properties officeooo:rsid="0005ed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9d" style:font-weight-asian="bold" style:font-weight-complex="bold"/>
    </style:style>
    <style:style style:name="T4" style:family="text">
      <style:text-properties fo:font-weight="bold" officeooo:rsid="0012e396" style:font-weight-asian="bold" style:font-weight-complex="bold"/>
    </style:style>
    <style:style style:name="T5" style:family="text">
      <style:text-properties fo:font-weight="bold" officeooo:rsid="0042bc6c" style:font-weight-asian="bold" style:font-weight-complex="bold"/>
    </style:style>
    <style:style style:name="T6" style:family="text">
      <style:text-properties fo:font-weight="bold" officeooo:rsid="0059e0b3" style:font-weight-asian="bold" style:font-weight-complex="bold"/>
    </style:style>
    <style:style style:name="T7" style:family="text">
      <style:text-properties fo:font-weight="bold" officeooo:rsid="0060c5d9" style:font-weight-asian="bold" style:font-weight-complex="bold"/>
    </style:style>
    <style:style style:name="T8" style:family="text">
      <style:text-properties fo:font-weight="bold" officeooo:rsid="006e9afb" style:font-weight-asian="bold" style:font-weight-complex="bold"/>
    </style:style>
    <style:style style:name="T9" style:family="text">
      <style:text-properties fo:font-weight="bold" officeooo:rsid="00762cdf" style:font-weight-asian="bold" style:font-weight-complex="bold"/>
    </style:style>
    <style:style style:name="T10" style:family="text">
      <style:text-properties fo:font-weight="bold" officeooo:rsid="0093eeeb" style:font-weight-asian="bold" style:font-weight-complex="bold"/>
    </style:style>
    <style:style style:name="T11" style:family="text">
      <style:text-properties fo:font-weight="bold" officeooo:rsid="00a077b5" style:font-weight-asian="bold" style:font-weight-complex="bold"/>
    </style:style>
    <style:style style:name="T12" style:family="text">
      <style:text-properties fo:font-size="16pt" fo:font-weight="bold" style:font-weight-asian="bold" style:font-weight-complex="bold"/>
    </style:style>
    <style:style style:name="T13" style:family="text">
      <style:text-properties fo:font-size="16pt" fo:font-weight="bold" officeooo:rsid="000a9a74" style:font-weight-asian="bold" style:font-weight-complex="bold"/>
    </style:style>
    <style:style style:name="T14" style:family="text">
      <style:text-properties officeooo:rsid="000ebc9d"/>
    </style:style>
    <style:style style:name="T15" style:family="text">
      <style:text-properties officeooo:rsid="000fe283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e396" style:font-weight-asian="normal" style:font-weight-complex="normal"/>
    </style:style>
    <style:style style:name="T19" style:family="text">
      <style:text-properties fo:font-weight="normal" officeooo:rsid="003ba8d5" style:font-weight-asian="normal" style:font-weight-complex="normal"/>
    </style:style>
    <style:style style:name="T20" style:family="text">
      <style:text-properties fo:font-weight="normal" officeooo:rsid="003ce314" style:font-weight-asian="normal" style:font-weight-complex="normal"/>
    </style:style>
    <style:style style:name="T21" style:family="text">
      <style:text-properties fo:font-weight="normal" officeooo:rsid="003de683" style:font-weight-asian="normal" style:font-weight-complex="normal"/>
    </style:style>
    <style:style style:name="T22" style:family="text">
      <style:text-properties fo:font-weight="normal" officeooo:rsid="003f4abe" style:font-weight-asian="normal" style:font-weight-complex="normal"/>
    </style:style>
    <style:style style:name="T23" style:family="text">
      <style:text-properties fo:font-weight="normal" officeooo:rsid="004088ae" style:font-weight-asian="normal" style:font-weight-complex="normal"/>
    </style:style>
    <style:style style:name="T24" style:family="text">
      <style:text-properties fo:font-weight="normal" officeooo:rsid="0042bc6c" style:font-weight-asian="normal" style:font-weight-complex="normal"/>
    </style:style>
    <style:style style:name="T25" style:family="text">
      <style:text-properties fo:font-weight="normal" officeooo:rsid="0044ad22" style:font-weight-asian="normal" style:font-weight-complex="normal"/>
    </style:style>
    <style:style style:name="T26" style:family="text">
      <style:text-properties fo:font-weight="normal" officeooo:rsid="0045e5ac" style:font-weight-asian="normal" style:font-weight-complex="normal"/>
    </style:style>
    <style:style style:name="T27" style:family="text">
      <style:text-properties fo:font-weight="normal" officeooo:rsid="00496e98" style:font-weight-asian="normal" style:font-weight-complex="normal"/>
    </style:style>
    <style:style style:name="T28" style:family="text">
      <style:text-properties fo:font-weight="normal" officeooo:rsid="004d8fbc" style:font-weight-asian="normal" style:font-weight-complex="normal"/>
    </style:style>
    <style:style style:name="T29" style:family="text">
      <style:text-properties fo:font-weight="normal" officeooo:rsid="005349c6" style:font-weight-asian="normal" style:font-weight-complex="normal"/>
    </style:style>
    <style:style style:name="T30" style:family="text">
      <style:text-properties fo:font-weight="normal" officeooo:rsid="0055065e" style:font-weight-asian="normal" style:font-weight-complex="normal"/>
    </style:style>
    <style:style style:name="T31" style:family="text">
      <style:text-properties fo:font-weight="normal" officeooo:rsid="0055de23" style:font-weight-asian="normal" style:font-weight-complex="normal"/>
    </style:style>
    <style:style style:name="T32" style:family="text">
      <style:text-properties fo:font-weight="normal" officeooo:rsid="0060c5d9" style:font-weight-asian="normal" style:font-weight-complex="normal"/>
    </style:style>
    <style:style style:name="T33" style:family="text">
      <style:text-properties fo:font-weight="normal" officeooo:rsid="0062175a" style:font-weight-asian="normal" style:font-weight-complex="normal"/>
    </style:style>
    <style:style style:name="T34" style:family="text">
      <style:text-properties fo:font-weight="normal" officeooo:rsid="006265af" style:font-weight-asian="normal" style:font-weight-complex="normal"/>
    </style:style>
    <style:style style:name="T35" style:family="text">
      <style:text-properties fo:font-weight="normal" officeooo:rsid="0063be38" style:font-weight-asian="normal" style:font-weight-complex="normal"/>
    </style:style>
    <style:style style:name="T36" style:family="text">
      <style:text-properties fo:font-weight="normal" officeooo:rsid="0063df27" style:font-weight-asian="normal" style:font-weight-complex="normal"/>
    </style:style>
    <style:style style:name="T37" style:family="text">
      <style:text-properties fo:font-weight="normal" officeooo:rsid="0093eeeb" style:font-weight-asian="normal" style:font-weight-complex="normal"/>
    </style:style>
    <style:style style:name="T38" style:family="text">
      <style:text-properties fo:font-weight="normal" officeooo:rsid="0095dc3b" style:font-weight-asian="normal" style:font-weight-complex="normal"/>
    </style:style>
    <style:style style:name="T39" style:family="text">
      <style:text-properties fo:font-weight="normal" officeooo:rsid="00a077b5" style:font-weight-asian="normal" style:font-weight-complex="normal"/>
    </style:style>
    <style:style style:name="T40" style:family="text">
      <style:text-properties fo:font-weight="normal" officeooo:rsid="00a100d2" style:font-weight-asian="normal" style:font-weight-complex="normal"/>
    </style:style>
    <style:style style:name="T41" style:family="text">
      <style:text-properties fo:font-weight="normal" officeooo:rsid="00b318be" style:font-weight-asian="normal" style:font-weight-complex="normal"/>
    </style:style>
    <style:style style:name="T42" style:family="text">
      <style:text-properties fo:font-weight="normal" officeooo:rsid="00b39957" style:font-weight-asian="normal" style:font-weight-complex="normal"/>
    </style:style>
    <style:style style:name="T43" style:family="text">
      <style:text-properties style:font-name="Liberation Sans" fo:font-size="14pt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ans" fo:font-size="14pt" fo:language="zxx" fo:country="none" officeooo:rsid="00062540" style:language-asian="zxx" style:country-asian="none" style:language-complex="zxx" style:country-complex="none"/>
    </style:style>
    <style:style style:name="T45" style:family="text">
      <style:text-properties style:font-name="Liberation Sans" fo:font-size="14pt" fo:language="zxx" fo:country="none" officeooo:rsid="0016d2e4" style:language-asian="zxx" style:country-asian="none" style:language-complex="zxx" style:country-complex="none"/>
    </style:style>
    <style:style style:name="T46" style:family="text">
      <style:text-properties style:font-name="Liberation Sans" fo:font-size="14pt" fo:language="zxx" fo:country="none" officeooo:rsid="0018987b" style:language-asian="zxx" style:country-asian="none" style:language-complex="zxx" style:country-complex="none"/>
    </style:style>
    <style:style style:name="T47" style:family="text">
      <style:text-properties style:font-name="Liberation Sans" fo:font-size="14pt" fo:language="zxx" fo:country="none" officeooo:rsid="0009f661" style:language-asian="zxx" style:country-asian="none" style:language-complex="zxx" style:country-complex="none"/>
    </style:style>
    <style:style style:name="T48" style:family="text">
      <style:text-properties style:font-name="Liberation Sans" fo:font-size="14pt" fo:language="zxx" fo:country="none" officeooo:rsid="00a2386d" style:language-asian="zxx" style:country-asian="none" style:language-complex="zxx" style:country-complex="none"/>
    </style:style>
    <style:style style:name="T49" style:family="text">
      <style:text-properties style:font-name="Liberation Sans" fo:font-size="14pt" fo:language="zxx" fo:country="none" officeooo:rsid="00893db4" style:language-asian="zxx" style:country-asian="none" style:language-complex="zxx" style:country-complex="none"/>
    </style:style>
    <style:style style:name="T50" style:family="text">
      <style:text-properties style:font-name="Liberation Sans" fo:font-size="14pt" fo:language="zxx" fo:country="none" officeooo:rsid="00b7e01e" style:language-asian="zxx" style:country-asian="none" style:language-complex="zxx" style:country-complex="none"/>
    </style:style>
    <style:style style:name="T51" style:family="text">
      <style:text-properties style:font-name="Liberation Sans" fo:font-size="14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style:font-name="Liberation Sans" fo:font-size="14pt" fo:language="zxx" fo:country="none" fo:font-weight="bold" officeooo:rsid="00062540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style:font-name="Liberation Sans" fo:font-size="14pt" fo:language="zxx" fo:country="none" fo:font-weight="bold" officeooo:rsid="0016d2e4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style:font-name="Liberation Sans" fo:font-size="14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style:font-name="Liberation Sans" fo:font-size="14pt" fo:language="zxx" fo:country="none" fo:font-weight="normal" officeooo:rsid="0016d2e4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officeooo:rsid="001c61ca"/>
    </style:style>
    <style:style style:name="T57" style:family="text">
      <style:text-properties officeooo:rsid="001e19d6"/>
    </style:style>
    <style:style style:name="T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211f42"/>
    </style:style>
    <style:style style:name="T61" style:family="text">
      <style:text-properties officeooo:rsid="002280d8"/>
    </style:style>
    <style:style style:name="T62" style:family="text">
      <style:text-properties officeooo:rsid="0024344a"/>
    </style:style>
    <style:style style:name="T63" style:family="text">
      <style:text-properties officeooo:rsid="002ad365"/>
    </style:style>
    <style:style style:name="T64" style:family="text">
      <style:text-properties officeooo:rsid="002f984b"/>
    </style:style>
    <style:style style:name="T65" style:family="text">
      <style:text-properties officeooo:rsid="003165e8"/>
    </style:style>
    <style:style style:name="T66" style:family="text">
      <style:text-properties officeooo:rsid="0032975a"/>
    </style:style>
    <style:style style:name="T67" style:family="text">
      <style:text-properties officeooo:rsid="0035bf0b"/>
    </style:style>
    <style:style style:name="T68" style:family="text">
      <style:text-properties officeooo:rsid="003658b0"/>
    </style:style>
    <style:style style:name="T69" style:family="text">
      <style:text-properties officeooo:rsid="00371b84"/>
    </style:style>
    <style:style style:name="T70" style:family="text">
      <style:text-properties officeooo:rsid="004c1266"/>
    </style:style>
    <style:style style:name="T71" style:family="text">
      <style:text-properties officeooo:rsid="004d8fbc"/>
    </style:style>
    <style:style style:name="T72" style:family="text">
      <style:text-properties officeooo:rsid="004fc4cd"/>
    </style:style>
    <style:style style:name="T73" style:family="text">
      <style:text-properties officeooo:rsid="00583b58"/>
    </style:style>
    <style:style style:name="T74" style:family="text">
      <style:text-properties officeooo:rsid="0059e0b3"/>
    </style:style>
    <style:style style:name="T75" style:family="text">
      <style:text-properties officeooo:rsid="0060c5d9"/>
    </style:style>
    <style:style style:name="T76" style:family="text">
      <style:text-properties officeooo:rsid="0069d98f"/>
    </style:style>
    <style:style style:name="T77" style:family="text">
      <style:text-properties officeooo:rsid="006c978a"/>
    </style:style>
    <style:style style:name="T78" style:family="text">
      <style:text-properties officeooo:rsid="006e9afb"/>
    </style:style>
    <style:style style:name="T79" style:family="text">
      <style:text-properties officeooo:rsid="007c5a22"/>
    </style:style>
    <style:style style:name="T80" style:family="text">
      <style:text-properties officeooo:rsid="007c90d7"/>
    </style:style>
    <style:style style:name="T81" style:family="text">
      <style:text-properties officeooo:rsid="007e15be"/>
    </style:style>
    <style:style style:name="T82" style:family="text">
      <style:text-properties officeooo:rsid="007f4ef4"/>
    </style:style>
    <style:style style:name="T83" style:family="text">
      <style:text-properties officeooo:rsid="0080e89d"/>
    </style:style>
    <style:style style:name="T84" style:family="text">
      <style:text-properties officeooo:rsid="00890ae0"/>
    </style:style>
    <style:style style:name="T85" style:family="text">
      <style:text-properties officeooo:rsid="00893db4"/>
    </style:style>
    <style:style style:name="T86" style:family="text">
      <style:text-properties officeooo:rsid="008cc500"/>
    </style:style>
    <style:style style:name="T87" style:family="text">
      <style:text-properties officeooo:rsid="0093eeeb"/>
    </style:style>
    <style:style style:name="T88" style:family="text">
      <style:text-properties officeooo:rsid="009a2f2d"/>
    </style:style>
    <style:style style:name="T89" style:family="text">
      <style:text-properties officeooo:rsid="009d4682"/>
    </style:style>
    <style:style style:name="T90" style:family="text">
      <style:text-properties officeooo:rsid="009ef6fb"/>
    </style:style>
    <style:style style:name="T91" style:family="text">
      <style:text-properties officeooo:rsid="00a077b5"/>
    </style:style>
    <style:style style:name="T92" style:family="text">
      <style:text-properties officeooo:rsid="00a2386d"/>
    </style:style>
    <style:style style:name="T93" style:family="text">
      <style:text-properties officeooo:rsid="00a71953"/>
    </style:style>
    <style:style style:name="T94" style:family="text">
      <style:text-properties officeooo:rsid="00ac23d2"/>
    </style:style>
    <style:style style:name="T95" style:family="text">
      <style:text-properties officeooo:rsid="0072e56c"/>
    </style:style>
    <style:style style:name="T96" style:family="text">
      <style:text-properties officeooo:rsid="00ad0364"/>
    </style:style>
    <style:style style:name="T97" style:family="text">
      <style:text-properties officeooo:rsid="00aea92a"/>
    </style:style>
    <style:style style:name="T98" style:family="text">
      <style:text-properties officeooo:rsid="00b09d3f"/>
    </style:style>
    <style:style style:name="T99" style:family="text">
      <style:text-properties officeooo:rsid="00b1494d"/>
    </style:style>
    <style:style style:name="T100" style:family="text">
      <style:text-properties officeooo:rsid="00b271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Appunti Reti di Calcolatori</text:p>
      <text:p text:style-name="P59">Lezione 1: Presentazione</text:p>
      <text:p text:style-name="P1">Prima di iniziare, è bene chiarire che al giorno d'oggi parlare di reti di calcolatori non è del tutto esatto, bensì è più giusto dire Internet of things, o Internet delle cose. Inizialmente soltanto i calcolatori erano connessi ad una rete, mentre oggi vi troviano molti altri dispositivi e si stima che tra alcuni anni si arriverà a ben 50 miliardi di essi. <text:span text:style-name="T1">È dunque facile capire come la rete influenzi, e non poco, la nostra vita quotidiana.</text:span></text:p>
      <text:p text:style-name="P1"/>
      <text:p text:style-name="P60">Lezione 2: Introduzione</text:p>
      <text:p text:style-name="P7"><text:span text:style-name="T16">Una rete ha lo scopo di garantire l'accesso e la condivisione di risorse ed informazioni e di facilitare la comunicazione</text:span>. È formata da componenti <text:span text:style-name="T2">hardware</text:span>, come apparati di interconessione e apparati per il controllo della</text:p>
      <text:p text:style-name="P7">trasmissione, e da componenti <text:span text:style-name="T2">software</text:span>, come protocolli e drivers. <text:span text:style-name="T14">Una rete deve essere </text:span><text:span text:style-name="T3">affidabile</text:span><text:span text:style-name="T14">, cioè non deve perdere i dati, </text:span><text:span text:style-name="T3">efficiente</text:span><text:span text:style-name="T14">, perché deve trasmetterli nel modo più veloce, </text:span><text:span text:style-name="T3">scalabile</text:span><text:span text:style-name="T14">, perché l'infrastruttura creata deve potersi adattare al flusso, ed infine </text:span><text:span text:style-name="T3">eterogenea</text:span><text:span text:style-name="T14">, cioè deve poter mettere in comunicazione ambienti applicativi diversi. </text:span><text:span text:style-name="T15">È inoltre in grado di rilevare e correggere errori legati a dati corrotti, persi o duplicati e di trovare cammini ottimali da una certa sorgente ad una certa destinazione.</text:span></text:p>
      <text:p text:style-name="P8">Ipotizzando una rete composta da due nodi collegati da un canale fisico, si possono generare problemi di comunicazione fisica elettrici, ottici, o legati alle onde elettromagnetiche, mentre averne più di due genera una nuova serie di problemi legati all'indirizzamento, la commutazione, l'instradamento e l'affidabilità.</text:p>
      <text:p text:style-name="P2"/>
      <text:p text:style-name="P9">Un modello fisico che implementa la definizione data di rete di telecomunicazione deve prevedere la presenza di:</text:p>
      <text:list xml:id="list3755543161" text:style-name="L1">
        <text:list-item>
          <text:p text:style-name="P66"><text:span text:style-name="T2">hosts</text:span> (stazioni), ovvero i dispositivi autonomi connessi a una rete.</text:p>
        </text:list-item>
        <text:list-item>
          <text:p text:style-name="P66"><text:span text:style-name="T2">nodi</text:span> <text:span text:style-name="T2">di</text:span> <text:span text:style-name="T2">commutazione</text:span> (Network switch), il cui compito è quello di riconoscere le richieste per l’apertura di una connessione e fare in modo che i dati, relativi a tale connessione, arrivino al nodo di destinazione.</text:p>
        </text:list-item>
        <text:list-item>
          <text:p text:style-name="P66"><text:span text:style-name="T2">links</text:span> (collegamenti trasmissivi), tipicamente punto-a-punto, interconnessi fra loro tramite nodi di commutazione.</text:p>
        </text:list-item>
      </text:list>
      <text:p text:style-name="P2"/>
      <text:p text:style-name="P10">Un circuito fisico è detto <text:span text:style-name="T2">punto-a-punto</text:span> quando collega due soli nodi, mentre è detto <text:span text:style-name="T2">multipunto</text:span> quando connette più nodi sullo stesso canale fisico. Al loro opposto si trovano le cosiddette <text:span text:style-name="T2">reti broadcast</text:span><text:span text:style-name="T17">, che sono dotate di un unico canale di comunicazione che è condiviso da tutti gli elaboratori. Un elaboratore può inviare un breve messaggio, detto </text:span><text:span text:style-name="T2">pacchetto</text:span><text:span text:style-name="T17">, </text:span><text:span text:style-name="T18">al cui interno è specificato l'indirizzo del destinatario e </text:span><text:span text:style-name="T17">che </text:span><text:span text:style-name="T18">può essere</text:span><text:span text:style-name="T17"> ricevuto da tutti gli altri elaboratori. </text:span><text:span text:style-name="T18">Quando un elaboratore riceve un pacchetto, verifica che l'indirizzo di destinazione corrisponda al suo: se è così, elabora il pacchetto, </text:span><text:soft-page-break/><text:span text:style-name="T18">altrimenti lo ignora. Quando il pacchetto è destinato a tutti gli elaboratori si parla di </text:span><text:span text:style-name="T4">broadcasting.</text:span></text:p>
      <text:p text:style-name="P11">Un'altra possibilità è il <text:span text:style-name="T2">multicasting</text:span><text:span text:style-name="T17">, che consiste nell'inviare un pacchetto ad un sottoinsieme degli elaboratori, marcandolo con uno specifico bit.</text:span></text:p>
      <text:p text:style-name="P3">Il flusso trasmissivo, lunga una linea di comunicazione, può avvenire in 3 modi diversi:</text:p>
      <text:list xml:id="list1450568749" text:style-name="L2">
        <text:list-item>
          <text:p text:style-name="P101"><text:span text:style-name="T44">Il caso più semplice è quello della trasmissione </text:span><text:span text:style-name="T52">simplex</text:span><text:span text:style-name="T44">: i</text:span><text:span text:style-name="T45">n cui i</text:span><text:span text:style-name="T44"> dati viaggiano in una sola direzione.</text:span></text:p>
        </text:list-item>
        <text:list-item>
          <text:p text:style-name="P101"><text:span text:style-name="T44">Nella trasmissione </text:span><text:span text:style-name="T52">half-duplex</text:span><text:span text:style-name="T44"> i dati possono viaggiare in entrambe le direzioni, ma non contemporaneamente. </text:span><text:span text:style-name="T45">Si tratta del modo classico con cui operano i terminali conversazionali, in cui si invia una richiesta e si riceve poi una risposta.</text:span></text:p>
        </text:list-item>
        <text:list-item>
          <text:p text:style-name="P101"><text:span text:style-name="T45">Il modo più completo, e più complesso, è quello della trasmissione </text:span><text:span text:style-name="T53">full-duplex,</text:span><text:span text:style-name="T55"> in cui </text:span><text:span text:style-name="T45">i dati possono viaggiare, contemporaneamente, in entrambe le direzioni. </text:span><text:span text:style-name="T46">Un esempio classico è il colloquio tra due sistemi.</text:span></text:p>
        </text:list-item>
      </text:list>
      <text:p text:style-name="P17"/>
      <text:p text:style-name="P64"><text:span text:style-name="T46">L</text:span><text:span text:style-name="T43">a </text:span><text:span text:style-name="T51">commutazione</text:span><text:span text:style-name="T54"> è quell’operazione che determina quale percorso devono seguire le informazioni emesse dal mittente per raggiungere il destinatario, attraversando tutta una serie di dispositivi intermedi detti </text:span><text:span text:style-name="T51">commutatori</text:span><text:span text:style-name="T54"> o </text:span><text:span text:style-name="T51">switch</text:span><text:span text:style-name="T54">. Ne esistono due modalità: </text:span><text:span text:style-name="T51">di pacchetto</text:span><text:span text:style-name="T54"> e </text:span><text:span text:style-name="T51">di circuito.</text:span></text:p>
      <text:p text:style-name="P65"><text:span text:style-name="T54">Un </text:span><text:span text:style-name="T51">nodo di commutazione</text:span><text:span text:style-name="T54"> è un nodo intermedio della rete la cui funzione principale è commutare il traffico tra due host non direttamente collegati tra loro tramite la cross-connessione tra due interfacce, sia temporanea che semi-permanente. </text:span></text:p>
      <text:p text:style-name="P2">Una rete a <text:span text:style-name="T58">commutazione di circuito</text:span> è costituita da un insieme di switch connessi da collegamenti fisici partizionati in più canali logici di comunicazione. <text:span text:style-name="T56">Gli host sono connessi agli switch, che riservano dei canali per la connessione che vengono poi assegnati permanentemente ed unicamente alla coppia di stazione e sono mantenuti fino al termine della comunicazione. </text:span><text:span text:style-name="T57">Per quest'ultimo motivo ha una bassa efficienza nell'uso delle risorse, in quanto la connessione rimane anche quando non è usata per comunicare.</text:span></text:p>
      <text:p text:style-name="P12">Una rete a <text:span text:style-name="T58">commutazione di pacchetto</text:span> si basa sulla suddivisione del messaggio in più unità autonome, dette pacchetti o datagram, ciascuna corredata delle opportune informazioni di controllo. <text:span text:style-name="T60">Non ci sono canali riservati ed i pacchetti sono instradati indipendentemente, motivo per cui la rete non ne garantisce l'inoltro e la ricezione nel giusto ordine. Vi è utilizzo ottimale delle risorse, che vengono usate in base alla domand</text:span><text:span text:style-name="T61">a</text:span><text:span text:style-name="T60">.</text:span></text:p>
      <text:p text:style-name="P2"/>
      <text:p text:style-name="P2">La commutazione di pacchetto è in media più scalabile e ottimizza la gestione delle risorse. È estremamente efficiente per il trasporto di pacchetti di piccole dimensioni <text:span text:style-name="T62">(poche centinaia di KB) ma</text:span> è inadeguata per il trasporto di <text:span text:style-name="T62">pacchetti contenenti </text:span>grandi quantità di informazioni (diversi Tera o Peta-bytes). È inoltre praticamente impossibile riservare risorse in anticipo o fare <text:soft-page-break/>ingegneria del traffico scegliendo i percorsi. La logica del multiplexing statistico non scala su grandi volumi.</text:p>
      <text:p text:style-name="P2"/>
      <text:p text:style-name="P13">La modalità di colloquio può essere <text:span text:style-name="T2">orientata alla connessione </text:span><text:span text:style-name="T17">(</text:span><text:span text:style-name="T2">connection oriented mode</text:span><text:span text:style-name="T17">) oppure </text:span><text:span text:style-name="T2">non orientata alla connessione</text:span><text:span text:style-name="T17"> (</text:span><text:span text:style-name="T2">connectionless mode</text:span><text:span text:style-name="T17">): la prima è tipica della commutazione di circuito, la seconda di quella di pacchetto.</text:span></text:p>
      <text:p text:style-name="P14">Nel primo caso i due nodi si assicurano della presenza reciproca in linea e instaurano una connessione che dura per tutto il tempo necessario allo scambio per poi abbandona<text:span text:style-name="T63">rla subito dopo</text:span>. <text:span text:style-name="T63">La connessione viene gestita dai software dei due nodi, che gestiscono il ritmo e le regole dello scambio e controllano che non ci siano errori.</text:span></text:p>
      <text:p text:style-name="P15">Nel secondo caso un nodo può inviare un messaggio a un altro anche se questo non è presente in linea; non sono necessari servizi di controllo o di supporto, per cui può essere svantaggioso su reti con problemi di scarsa affidabilità.</text:p>
      <text:p text:style-name="P15"/>
      <text:p text:style-name="P16">Il problema del connectionless è proprio il controllo degli errori, i quali, seppur rari, possono verificarsi: la soluzione è quindi quella di affidare il controllo direttamente alle applicazioni, alleggerendo i protocolli di linea, che possono dunque occuparsi del solo trasporto.</text:p>
      <text:p text:style-name="P2"/>
      <text:p text:style-name="P4">Prende il nome di<text:span text:style-name="T2"> topologia di rete</text:span> la configurazione geometrica dei collegamenti tra i vari componenti della rete. <text:span text:style-name="T64">Ne e</text:span>sistono vari tipi <text:span text:style-name="T64">e</text:span> <text:span text:style-name="T64">capire quale usare dipende d</text:span>al conseguimento di alcuni obiettivi fondamentali:</text:p>
      <text:list xml:id="list2840079436" text:style-name="L3">
        <text:list-item>
          <text:p text:style-name="P67">Massima Affidabilità (Tasso di guasti e ridondanza).</text:p>
        </text:list-item>
        <text:list-item>
          <text:p text:style-name="P67">Scalabilità (Margini di crescita).</text:p>
        </text:list-item>
        <text:list-item>
          <text:p text:style-name="P67">Alto Rendimento Complessivo (banda e latenza).</text:p>
        </text:list-item>
        <text:list-item>
          <text:p text:style-name="P67">Minimi Costi di startup ed esercizio.</text:p>
        </text:list-item>
      </text:list>
      <text:p text:style-name="P5"/>
      <text:p text:style-name="P18">Una <text:span text:style-name="T2">rete</text:span> <text:span text:style-name="T2">gerarchica</text:span> o ad <text:span text:style-name="T2">albero</text:span> è la più comune e in essa il traffico di dati va dai nodi dei livelli più bassi verso <text:span text:style-name="T65">quelli più in </text:span>alto. <text:span text:style-name="T65">Il nodo al livello più alto </text:span><text:span text:style-name="T66">è il più potente di tutti ed è spesso responsabile della gestione completa della rete, di cui gestisce tutte le richieste. È anche possibile che il nodo del livello più alto cooperi con quelli del livello immediatamente inferiore per gestire e controllare la rete. </text:span><text:span text:style-name="T67">Anche i problemi principali sono legati al nodo principale, il quale rischia di diventare un collo di bottiglia se sovraccarico e, in caso di caduta, può rendere inutilizzabile l'intera rete. </text:span><text:span text:style-name="T68">Quest'ultimo inconveniente può essere risolto adottando una politica di back-up facendo in modo che </text:span><text:span text:style-name="T69">uno o più nodi possano prendere il posto del principale in caso di problemi.</text:span></text:p>
      <text:p text:style-name="P18"/>
      <text:p text:style-name="P19">La configurazione <text:span text:style-name="T2">a stella</text:span><text:span text:style-name="T17"> è simile a quella ad albero, ma tra i nodi non c'è alcuna suddivisione in livelli: tutte le funzioni riguardanti gli utenti periferici sono realizzate nel nodo centrale e dunque presenta, accentuati, gli stessi pregi e difetti della struttura ad albero.</text:span></text:p>
      <text:p text:style-name="P20"><text:soft-page-break/><text:span text:style-name="T17">La </text:span><text:span text:style-name="T2">rete a dorsale </text:span><text:span text:style-name="T17">o </text:span><text:span text:style-name="T2">a bus condiviso</text:span><text:span text:style-name="T17"> consiste nell'avere un unico cavo che collega tutte le stazioni ed è diventata popolare in quanto adottata dalle reti locali di tipo </text:span><text:span text:style-name="T2">Ethernet.</text:span><text:span text:style-name="T17"> </text:span><text:span text:style-name="T19">È in qualche modo analogo al bus che viene usato nelle architetture dei moderni calcolatori e </text:span><text:span text:style-name="T20">ogni trasmissione viene ricevuta da tutte le altre. </text:span><text:span text:style-name="T21">Dato che in un certo istante un solo elaboratore può trasmettere, è necessario un meccanismo di arbitraggio per risolvere i conflitti quando due o più elaboratori vogliono trasmettere contemporaneamente. </text:span><text:span text:style-name="T22">Il vantaggio fondamentale sta nella tecnologia di accesso che, in locale, è molto semplice. I problemi sono legati </text:span><text:span text:style-name="T23">all'avere un unico canale, che può portare a problemi di prestazione e, nel caso di interruzioni, mette fuori uso l'intera rete; inoltre è difficile individuare i punti di malfunzionamento.</text:span></text:p>
      <text:p text:style-name="P44"/>
      <text:p text:style-name="P21"><text:span text:style-name="T23">L</text:span><text:span text:style-name="T17">a </text:span><text:span text:style-name="T2">rete ad anello</text:span><text:span text:style-name="T17"> </text:span><text:span text:style-name="T25">è a circuito chiuso ed è </text:span><text:span text:style-name="T24">stata resa popolare dalle prime reti </text:span><text:span text:style-name="T5">LAN</text:span><text:span text:style-name="T24"> di tipo Token-Ring o FDDI. </text:span><text:span text:style-name="T25">La trasmissione è unidirezionale e, grazie alla forma della rete, consente di inviare messaggi a chiunque usando un meccanismo di arbitraggio spesso basato sul possesso di token. Ha il pregio di aprire ottime prospettive per l'uso della fibra ottica.</text:span></text:p>
      <text:p text:style-name="P2"/>
      <text:p text:style-name="P22">La <text:span text:style-name="T2">rete a maglia</text:span><text:span text:style-name="T17">, o </text:span><text:span text:style-name="T2">mesh</text:span><text:span text:style-name="T17">, consiste nel collegare le varie stazioni con diversi circuiti. La presenza di più percorsi garantisce buone prestazioni ed elevata affidabilità, ma richiede costi elevati ed ha una gestione più complessa.</text:span></text:p>
      <text:p text:style-name="P45"/>
      <text:p text:style-name="P22"><text:span text:style-name="T17">Un </text:span><text:span text:style-name="T2">protocollo</text:span><text:span text:style-name="T17"> è una serie di norme, convenzioni e tecniche per lo scambio di dati, comandi e informazioni di controllo tra due elementi. </text:span><text:span text:style-name="T26">Ne esistono molti livelli: in quelli più in basso si regola il modo di trasmettere i segnali sulla linea, mentre in quelli più in alto viene indicato come interpretare dati.</text:span></text:p>
      <text:p text:style-name="P2"/>
      <text:p text:style-name="P23">I <text:span text:style-name="T2">protocolli di routing</text:span><text:span text:style-name="T17"> si occupano di stabilire quale strada usare per connettere la stazione di destinazione, precedentemente individuata </text:span><text:span text:style-name="T27">dal protocollo di linea, </text:span><text:span text:style-name="T17">con la stazione sorgente. Tale protocollo viene usato tante volte quante sono le linee che costituiscono il percorso fissato.</text:span></text:p>
      <text:p text:style-name="P46"/>
      <text:p text:style-name="P47">Si parla di <text:span text:style-name="T2">protocollo di trasporto</text:span> quando il protocollo di linea effettua la trasmissione soltanto fino ad un nodo intermedio, il quale deve poi effettuare il controllo di correttezza della trasmissione. <text:span text:style-name="T70">Un protocollo di linea che agisce su singole tratte è di tipo box-to-box, mentre un protocollo di trasporto è di tipo end-to-end.</text:span></text:p>
      <text:p text:style-name="P47"/>
      <text:p text:style-name="P2">I protocolli sono stabiliti dagli organismi di standardizzazione, <text:span text:style-name="T71">i quali </text:span>promulgano delle “leggi” universali che si chiamano <text:span text:style-name="T2">Standard,</text:span><text:span text:style-name="T17"> </text:span><text:span text:style-name="T28">divisi in:</text:span></text:p>
      <text:list xml:id="list703015516" text:style-name="L4">
        <text:list-item>
          <text:p text:style-name="P91">De facto<text:span text:style-name="T17">, implementati a livello di sistema operativo ed imposti nella pratica.</text:span></text:p>
        </text:list-item>
        <text:list-item>
          <text:p text:style-name="P91">De jure<text:span text:style-name="T17">, che coinvolgono componenti hardware caratterizzate da complessi processi di produzione industriale e che sono approvati da organizzazioni riconosciute ufficialmente.</text:span></text:p>
        </text:list-item>
      </text:list>
      <text:p text:style-name="P48"><text:soft-page-break/>Tra le autorità principali troviamo:</text:p>
      <text:list xml:id="list2630017050" text:style-name="L5">
        <text:list-item>
          <text:p text:style-name="P92">PTT<text:span text:style-name="T17"> (Post, Telephone and Telegraph): amministrazione statale che gestisce i servizi trasmissivi (in Italia è il Ministero delle Postee delle Telecomunicazioni);</text:span></text:p>
        </text:list-item>
        <text:list-item>
          <text:p text:style-name="P92">CCITT<text:span text:style-name="T17"> (Consultative Committee for International Telegraph and Telephone): organismo internazionale che emette le specifiche tecniche che devono essere adottate dalle PTT. E' entrato da poco a far parte dell'</text:span>ITU<text:span text:style-name="T17"> (International Telecomunication Union);</text:span></text:p>
        </text:list-item>
        <text:list-item>
          <text:p text:style-name="P92">ISO<text:span text:style-name="T17"> (International Standard Organization): il principale ente di standardizzazione internazionale, che si occupa fra l'altro anche di reti;</text:span></text:p>
        </text:list-item>
        <text:list-item>
          <text:p text:style-name="P92">ANSI<text:span text:style-name="T17"> (American National Standards Institution): rappresentante USA nell' ISO;</text:span></text:p>
        </text:list-item>
        <text:list-item>
          <text:p text:style-name="P92">UNINFO<text:span text:style-name="T17">: rappresentante italiano, per le reti, nell'ISO;</text:span></text:p>
        </text:list-item>
        <text:list-item>
          <text:p text:style-name="P92"><text:span text:style-name="T72">I</text:span>EEE<text:span text:style-name="T17"> (Institute of Electrical and Electronic Engineers): organizzazione professionale mondiale degli ingegneri elettrici ed elettronici; ha gruppi di standardizzazione sulle reti;</text:span></text:p>
        </text:list-item>
        <text:list-item>
          <text:p text:style-name="P93">IRTF<text:span text:style-name="T17"> (Internet Research Task Force): comitato rivolto agli aspetti di ricerca a lungo termine in merito alla rete Internet;</text:span></text:p>
        </text:list-item>
        <text:list-item>
          <text:p text:style-name="P93">IETF<text:span text:style-name="T17"> (Internet Engineering Task Force): comitato rivolto agli aspetti di ingegnerizzazione a breve termine della rete Internet;</text:span></text:p>
        </text:list-item>
        <text:list-item>
          <text:p text:style-name="P68"><text:span text:style-name="T2">IAF</text:span><text:span text:style-name="T17"> (Internet Architecture Board): comitato che prende le decisioni finali su nuovi standard da adottare per Internet, di solito proposti da IETF o IRTF.</text:span></text:p>
        </text:list-item>
      </text:list>
      <text:p text:style-name="P24"><draw:frame draw:style-name="fr3" draw:name="Image1" text:anchor-type="char" svg:width="5.8484in" svg:height="3.9736in" draw:z-index="0"><draw:image xlink:href="Pictures/1000000100000241000001887E27EF5FFBAFF3AD.png" xlink:type="simple" xlink:show="embed" xlink:actuate="onLoad" draw:mime-type="image/png"/></draw:frame>Le reti locali (<text:span text:style-name="T2">LAN, Local Area Network</text:span><text:span text:style-name="T17">) sono reti private che si estendono per qualche km allo scopo di coprire un singolo edificio o un campus. Sono usatissime per connettere PC o workstation. </text:span><text:span text:style-name="T29">Le velocità trasmissive vanno da 10Mb/s a 10Gb/s, usando doppini di rame e fibra ottica per le dorsali.</text:span></text:p>
      <text:p text:style-name="P25"><text:soft-page-break/><text:span text:style-name="T29">L</text:span><text:span text:style-name="T17">e reti geografiche (</text:span><text:span text:style-name="T2">WAN, Wide Area Network</text:span><text:span text:style-name="T17">) si estendono a livello di una nazione, </text:span><text:span text:style-name="T30">di un </text:span><text:span text:style-name="T17">continente o </text:span><text:span text:style-name="T30">di un</text:span><text:span text:style-name="T17"> pianeta. </text:span><text:span text:style-name="T30">Collegano diversi sistemi elaborativi usando, in genere, una struttura a maglia, sulla quale il numero di terminali collegati è sempre molto alto. Solitamente sono affittate dal gestore pubblico, motivo per cui si tende ad ottimizzarne lo sfruttamento.</text:span></text:p>
      <text:p text:style-name="P49"/>
      <text:p text:style-name="P26"><text:span text:style-name="T17">A metà tra LAN e WAN si collocano le reti metropolitane (</text:span><text:span text:style-name="T2">MAN, Metropolitan Area Network</text:span><text:span text:style-name="T17">), che hanno un'estensione tipicamente urbana e sono generalmente pubbliche. </text:span><text:span text:style-name="T31">Generalmente le prestazioni variano tra i 2Mb/s e i 10Gb/s.</text:span></text:p>
      <text:p text:style-name="P49"/>
      <text:p text:style-name="P50">Una <text:span text:style-name="T2">internetwork,</text:span> o interconnessione di reti, nasce qunado si collegano fra loro reti diverse. <text:span text:style-name="T73">La differenza con le reti WAN sta nel fatto che in questo caso capita che si vogliano connettere fra di loro reti progettualmente diverse. In queste situazioni </text:span><text:span text:style-name="T74">si ricorre a dei </text:span><text:span text:style-name="T6">gateway</text:span><text:span text:style-name="T74">, o </text:span><text:span text:style-name="T6">router multiprotocollo</text:span><text:span text:style-name="T74">, che instradano i pacchetti da una rete all'altra e rendono possibili tali trasferimenti.</text:span></text:p>
      <text:p text:style-name="P50"/>
      <text:p text:style-name="P50">Bisogna inoltre evitare la confusione sui seguenti termini:</text:p>
      <text:list xml:id="list734912026" text:style-name="L6">
        <text:list-item>
          <text:p text:style-name="P94">sottorete (subnet): nel contesto di una WAN è l'insieme dei DSE e delle linee di trasmissione;</text:p>
        </text:list-item>
        <text:list-item>
          <text:p text:style-name="P94">rete (network): è l’insieme costituito da una subnet e da tutti gli host collegati;</text:p>
        </text:list-item>
        <text:list-item>
          <text:p text:style-name="P94">internetwork: è una collezione di più network, anche non omogenee, collegate per mezzo di gateway.</text:p>
        </text:list-item>
      </text:list>
      <text:p text:style-name="P27">Inoltre:</text:p>
      <text:list xml:id="list4235609038" text:style-name="L7">
        <text:list-item>
          <text:p text:style-name="P69">internet (con la i minuscola) è sinonimo di internetwork, cioè la interconnessione di più reti generiche;</text:p>
        </text:list-item>
        <text:list-item>
          <text:p text:style-name="P69">Internet (con la I maiuscola) per riferirci alla specifica internetwork, basata su protocollo TCP/IP, che ormai tutti conoscono.</text:p>
        </text:list-item>
      </text:list>
      <text:p text:style-name="P27"/>
      <text:p text:style-name="P61">Lezione 3: Stack ISO-OSI</text:p>
      <text:p text:style-name="P28">Si può rappresentare una rete di calcolatori sud<draw:frame draw:style-name="fr2" draw:name="Image2" text:anchor-type="char" svg:x="4.1535in" svg:y="0.0437in" svg:width="2.2291in" svg:height="2.4165in" draw:z-index="1"><draw:image xlink:href="Pictures/10000000000000D6000000E8A36DE2C598B8940F.png" xlink:type="simple" xlink:show="embed" xlink:actuate="onLoad" draw:mime-type="image/png"/></draw:frame>dividendola in diversi livelli tramite astrazione: i livelli devono corrispondere a funzioni definite, il loro numero deve essere ottimale e ai confini bisogna minimizzare il flusso di informazioni. <text:span text:style-name="T75">Nel modello OSI troviamo 7 livelli: partendo dal basso, i primi 4 rientrano nei livelli "</text:span><text:span text:style-name="T7">Data Flow</text:span><text:span text:style-name="T32">", mentre gli altri sono livelli di "</text:span><text:span text:style-name="T7">Processo</text:span><text:span text:style-name="T32">".</text:span></text:p>
      <text:p text:style-name="P28"/>
      <text:p text:style-name="P28"/>
      <text:p text:style-name="P28"/>
      <text:p text:style-name="P28"/>
      <text:p text:style-name="P29"><text:soft-page-break/>Il <text:span text:style-name="T2">livello fisico</text:span><text:span text:style-name="T17"> </text:span><text:span text:style-name="T33">riguarda la trasmissione di segnali, interpretati come bit, sul canale fisico di trasmissione. Riguarda aspetti di tipo elettrico, di comunicazione e di tipo meccanico. </text:span><text:span text:style-name="T34">Come standard di diritto troviamo EIA/TIA-232 e V.35.</text:span></text:p>
      <text:p text:style-name="P51"/>
      <text:p text:style-name="P30">Il <text:span text:style-name="T2">livello DataLink</text:span><text:span text:style-name="T17"> trasforma la linea fisica in una linea in cui gli errori di trasmissione vengono sempre segnalati e si occupa di suddividere le informazioni in pacchetti da trasmettere lungo il mezzo fisico, attendendo il segnale di avvenuta ricezione, detto </text:span><text:span text:style-name="T2">ack</text:span><text:span text:style-name="T17">. </text:span><text:span text:style-name="T35">Gestisce l'eventuale duplicazione di frame ricevuti e l'accesso al canale di trasmissione condiviso e sincronizza un mittente veloce con un ricevente lento. </text:span><text:span text:style-name="T36">Come standard di diritto troviamo 802.3/802.2 e HDLC.</text:span></text:p>
      <text:p text:style-name="P52"/>
      <text:p text:style-name="P31"><text:span text:style-name="T36">I</text:span><text:span text:style-name="T17">l </text:span><text:span text:style-name="T2">livello Network</text:span><text:span text:style-name="T17"> gestisce l'indirizzamento universale dei nodi in rete, l'instradamento dei pacchetti, l'accounting dei pacchetti sulle reti a pagamento e, a volte, la congestione ed il controllo di flusso. Implementa inoltre interfacce per la comunicazione tra reti di tipo diverso. Come standard abbiamo IP e IPX.</text:span></text:p>
      <text:p text:style-name="P53"/>
      <text:p text:style-name="P54">Il <text:span text:style-name="T2">livello Transport</text:span> è il primo livello end-to-end e si occupa di gestire l'invio di messaggi a più applicazioni sullo stesso host e di fornire un servizio di recapito di messaggi senza errori rispetto all'ordine di ricomposizione e senza garanzia di arrivo. <text:span text:style-name="T76">Troviamo i protocolli TCP, UDP e SPX.</text:span></text:p>
      <text:p text:style-name="P54"/>
      <text:p text:style-name="P55">Il <text:span text:style-name="T2">livello Applicazione</text:span> corrisponde all'interfaccia utente ed implementa gli specifici servizi applicativi per interfacciarvisi, come DNS, posta elettronica, ecc. Vi troviamo i protocolli Telnet e HTTP.</text:p>
      <text:p text:style-name="P55"/>
      <text:p text:style-name="P56">Il <text:span text:style-name="T2">livello Presentazione </text:span><text:span text:style-name="T77">si limita a tradurre i dati che viaggiano sulla rete in formati astratti e può eventualmente gestire operazioni di compressione o cifratura di flusso. Troviamo i protocolli ASCII, EBCDIC e JPEG</text:span></text:p>
      <text:p text:style-name="P56"/>
      <text:p text:style-name="P57">Il <text:span text:style-name="T2">livello Sessione</text:span> controlla il dialogo tra due macchine tenendo traccia di chi sia il turno e gestisce il controllo dei token, la sincronizzazione del trasferimento dei dati e le specifiche sessioni end-to-end verso applicazioni.</text:p>
      <text:p text:style-name="P53"/>
      <text:p text:style-name="P58">Il processo di <text:span text:style-name="T2">incapsulamento</text:span> avviene dai livelli più alti a quelli più bassi <text:span text:style-name="T78">e consiste nell'aggiungere degli header specifici del livello attuale a dei dati provenienti dal livello superiore. Il processo inverso prende il nome di </text:span><text:span text:style-name="T8">deincapsulamento</text:span><text:span text:style-name="T78">.</text:span></text:p>
      <text:p text:style-name="P58"/>
      <text:p text:style-name="P32"><text:span text:style-name="T17">Un'alternativa al modello OSI è il modello </text:span><text:span text:style-name="T2">ARPANET</text:span><text:span text:style-name="T17"> (</text:span><text:span text:style-name="T2">TCP/IP</text:span><text:span text:style-name="T17">), in cui i livelli Data Flow restano funzionalmente identici, mentre quelli di processo vengono accorpati in un'unica sezione denominata 'Applicazione', risultando in uno stack più semplice.</text:span></text:p>
      <text:p text:style-name="P62"><text:soft-page-break/>Lezione 4: Il Livello Fisico</text:p>
      <text:p text:style-name="P100">I segnali sono variazioni di grandezze fisiche che trasportano informazioni.</text:p>
      <text:p text:style-name="P37">Le telecomunicazioni studiano la trasmissione di informazioni a distanza per mezzo di segnali che possono essere di vario tipo: acustico, elettrico, luminoso, elettromagnetico, ecc. Essenzialmente possono essere di due tipi:</text:p>
      <text:list xml:id="list1909991907" text:style-name="L8">
        <text:list-item>
          <text:p text:style-name="P70"><text:span text:style-name="T2">Analogici,</text:span> se, al variare del tempo, possono assumere tutti i valori compresi fra i valori massimo e minimo consentiti dal canale di comunicazione.</text:p>
        </text:list-item>
        <text:list-item>
          <text:p text:style-name="P70"><text:span text:style-name="T2">Digitali,</text:span><text:span text:style-name="T17"> o numerici, se</text:span> possono assumere solo due valori, o comunque soltanto un numero discreto di valori, come, ad esempio avviene per i dati che sono generati dai computer. Va notato come segnali puramente digitali non esistano e che si tratti in realtà di approssimazioni ottenute a partire da segnali analogici.</text:p>
        </text:list-item>
      </text:list>
      <text:p text:style-name="P6"/>
      <text:p text:style-name="P38">Un segnale si dice <text:span text:style-name="T2">periodico</text:span><text:span text:style-name="T17"> se si ripete nel tempo: l'intervallo necessario affinché si ripeta è detto </text:span><text:span text:style-name="T2">periodo</text:span><text:span text:style-name="T17">. Viceversa, un segnale che cambia senza regolarità è detto </text:span><text:span text:style-name="T2">aperiodico.</text:span></text:p>
      <text:p text:style-name="P39">Nelle telecomunicazioni vengono usati segnali sinusoidali poiché un sengale oscillante viaggia più a lungo della corrente diretta. <text:span text:style-name="T87">D</text:span>efini<text:span text:style-name="T87">amo</text:span> <text:span text:style-name="T2">ampiezza</text:span><text:span text:style-name="T17"> della sinusoide il valore assoluto dell'intensità massima </text:span><text:span text:style-name="T37">e </text:span><text:span text:style-name="T10">frequenza</text:span><text:span text:style-name="T37"> della sinusoide il numero di ripetizioni nell'unità di tempo: per sua natura la frequenza equivale ad 1/T e viene misurata in Hz. </text:span><text:span text:style-name="T38">Un'altro modo di definire la frequenza è la velocità con cui un segnale cambia rispetto al tempo.</text:span></text:p>
      <text:p text:style-name="P40">Per <text:span text:style-name="T2">fase</text:span><text:span text:style-name="T17"> si intende la posizione angolare del segnale rispetto al tempo zero.</text:span></text:p>
      <text:p text:style-name="P41"><text:span text:style-name="T17">La </text:span><text:span text:style-name="T2">lunghezza d'onda</text:span><text:span text:style-name="T17">,</text:span><text:span text:style-name="T2"> </text:span><text:span text:style-name="T17">indicata con lambda,</text:span><text:span text:style-name="T2"> </text:span><text:span text:style-name="T17">rappresenta la distanza che un ciclo del segnale occupa sul mezzo trasmissivo ed è ottenuta dal prodotto della velocità di propagazione </text:span><text:span text:style-name="T2">c</text:span><text:span text:style-name="T17"> del segnale sul mezzo per il periodo (o dal rapporto c/f).</text:span></text:p>
      <text:p text:style-name="P6"/>
      <text:p text:style-name="P42">I segnali digitali, potendo assumere solo valori discreti, sono facilmente in grado di rappresentare un bit e, in generale, con un segnale di L livelli si possono rappresentare log2 <text:span text:style-name="T88">(</text:span>L<text:span text:style-name="T88">)</text:span> bit.</text:p>
      <text:p text:style-name="P43">Per ottenerli è necessario far variare nel modo più brusco possibile <text:span text:style-name="T89">il valore del segnale e questo, idealmente, avviene istantaneamente: nella realtà, invece, un segnale, durante il suo viaggio lungo un canale di comunicazione, </text:span><text:span text:style-name="T90">subisce dei cambiamenti. </text:span><text:span text:style-name="T91">Il deterioramento è principalmente dovuto all'</text:span><text:span text:style-name="T11">attenuazione</text:span><text:span text:style-name="T39"> ed alla </text:span><text:span text:style-name="T11">distorsione. </text:span><text:span text:style-name="T40">La prima comporta una diminuzione dell'ampiezza del segnale e dipende dalle sue caratteristiche e da quelle del circuito che attraversa; la seconda è un cambiamento che dipende dalla differente velocità delle singole onde sinusoidali che compongono il segnale e che possono non essere in fase all'arrivo.</text:span></text:p>
      <text:p text:style-name="P95"/>
      <text:p text:style-name="P77">All’inizio del <text:span text:style-name="T92">1800</text:span> Fourier ha dimostrato che:</text:p>
      <text:list xml:id="list1859008933" text:style-name="L11">
        <text:list-item>
          <text:p text:style-name="P102"><text:span text:style-name="T47">una funzione periodica g(t) è sviluppabile in una serie costituita da un termine costante c e da una somma di infinite sinusoidi, le cui </text:span><text:soft-page-break/><text:span text:style-name="T47">frequenze sono multiple intere della frequenza fondamentale f = 1/T e le cui ampiezze </text:span><text:span text:style-name="T48">sono </text:span><text:span text:style-name="T47">an e bn:</text:span></text:p>
        </text:list-item>
      </text:list>
      <text:p text:style-name="P6"><draw:frame draw:style-name="fr1" draw:name="Image3" text:anchor-type="char" svg:width="6.6929in" svg:height="1.0445in" draw:z-index="2"><draw:image xlink:href="Pictures/100000010000044E000000AC1B68C532A0F7916C.png" xlink:type="simple" xlink:show="embed" xlink:actuate="onLoad" draw:mime-type="image/png"/></draw:frame></text:p>
      <text:p text:style-name="P6"><draw:frame draw:style-name="fr1" draw:name="Image4" text:anchor-type="char" svg:width="6.6929in" svg:height="0.8209in" draw:z-index="3"><draw:image xlink:href="Pictures/10000001000005EC000000BAB81AC8537AED6698.png" xlink:type="simple" xlink:show="embed" xlink:actuate="onLoad" draw:mime-type="image/png"/></draw:frame></text:p>
      <text:p text:style-name="P78">Se sono noti il periodo T e le ampiezze è possibile ricostruire qualsiasi funzione tramite la serie di Fourier. Per un segnale di durata finita si può immaginare che ripeta infinite volte lo stesso schema, per cui l'intervallo [0,T] è identico all'intervallo [T,2T].</text:p>
      <text:p text:style-name="P79">Ne deriva che un segnale variabile nel tempo è equivalente ad una somma di funzioni sinusoidali aventi ciascuna una propria ampiezza e frequenza. È quindi possibile rappresentare un segnale attraverso il suo <text:span text:style-name="T2">spettro di frequenze</text:span><text:span text:style-name="T17">, ossia attraverso la sua scomposizione in sinusoidi. Con </text:span><text:span text:style-name="T2">banda di frequenza</text:span><text:span text:style-name="T17"> (</text:span><text:span text:style-name="T2">frequency band</text:span><text:span text:style-name="T17">) si intende l'intervallo di frequenze in cui sono comprese le frequenze che descrivono un dato segnale.</text:span></text:p>
      <text:p text:style-name="P80"/>
      <text:p text:style-name="P80">In generale, più è breve la durata T del segnale e più è alto il valore della frequenza fondamentale; più velocemente varia nel tempo la g(t), tanto più numerose sono le armoniche necessarie.</text:p>
      <text:p text:style-name="P81">I quadrati delle ampiezze sono proporzionali all'energia trasmessa alla frequenza corrispondente.</text:p>
      <text:p text:style-name="P81">Se l'energia persa nel mezzo trasmissivo fosse uniforme per tutte le componenti del segnale, questi risulterebbe ridotto in ampiezza e con la stessa forma, ma ciò non avviene nella realtà.</text:p>
      <text:p text:style-name="P82"/>
      <text:p text:style-name="P82">Più è stretta la banda di un certo segnale, più la sua forma si avvicina a quella di una sinusoide, e viceversa. <text:span text:style-name="T93">In generale, i segnali a banda stretta variano lentamente nel tempo, mentre quelli a banda larga presentano variazioni veloci.</text:span></text:p>
      <text:p text:style-name="P83">I segnali periodici hanno uno spettro discreto di frequenze, mentre quelli non periodici hanno uno spettro continuo.</text:p>
      <text:p text:style-name="P6"/>
      <text:p text:style-name="P84">Le armoniche sono attenuate in modo differente in base al mezzo trasmissivo: essi sono infatti caratterizzati da una <text:span text:style-name="T2">banda passante</text:span><text:span text:style-name="T17">, che definisce un intervallo di frequenze entro cui il mezzo può trasmetterle senza alterarle eccessivamente.</text:span></text:p>
      <text:p text:style-name="P6"/>
      <text:p text:style-name="P72"><text:soft-page-break/>Ogni canale trasmissivo consente, di norma, il passaggio solo di alcune componenti del segnale, <text:span text:style-name="T94">tagliando tutte quelle che non appartengono ad un certo intervallo</text:span>. <text:span text:style-name="T94">È </text:span>definita pertanto <text:span text:style-name="T2">larghezza di banda B</text:span> l’insieme delle frequenze che un canale di telecomunicazioni fa passare.</text:p>
      <text:p text:style-name="P85">Affinché un segnale sia correttamente ricevuto, è necessari<text:span text:style-name="T95">o che la banda passante sia uguale o più ampia della banda di frequenza del segnale stesso. </text:span>Esiste comunque un certo numero di armoniche che è possibile perdere prima che il segnale sia alterato oltre ogni utilizzo.</text:p>
      <text:p text:style-name="P73"/>
      <text:p text:style-name="P74">Un segnale, sia a tempo discreto che continuo, è un numero reale <text:span text:style-name="T96">ed è</text:span> quindi definito con continuità, eventualmente in un determinato intervallo di valori. Se però questi segnali vanno immagazzinati in un computer o elaborati con apparecchiature digitali allora essi vanno discretizzati (<text:span text:style-name="T2">quantizzazione</text:span>). Questa volta è discreto il valore che i segnali possono assumere.</text:p>
      <text:p text:style-name="P86">Per convertire un segnale continuo in un segnale discreto bisogna valutarne l'ampiezza ad intervalli di tempo regolari, detti <text:span text:style-name="T2">campioni.</text:span></text:p>
      <text:p text:style-name="P72"/>
      <text:p text:style-name="P72">Nyquist dimostrò che un segnale a larghezza di banda B può essere ricostruito perfettamente campionando tale segnale al doppio della larghezza di banda. Il teorema del campionamento (o teorema di Nyquist) afferma che:</text:p>
      <text:list xml:id="list2154200795" text:style-name="L9">
        <text:list-item>
          <text:p text:style-name="P71">Dato un segnale s(t) a banda limitata B, si puo’ ricostruire completamente il segnale a partire da un campionamento del segnale se la frequenza di campionamento è fs ≥ 2B</text:p>
        </text:list-item>
      </text:list>
      <text:p text:style-name="P33">In generale la frequenza di campionamento dovr<text:span text:style-name="T97">à</text:span> essere almeno leggermente superiore a 2B, per disporre di un intervallo utile, detto <text:span text:style-name="T59">banda di guardia</text:span>, per prevenire che i filtri taglino parti utili del segnale.</text:p>
      <text:p text:style-name="P33"/>
      <text:p text:style-name="P34">Da questa relazione Nyquist stabilì che considerando un numero <text:span text:style-name="T2">V</text:span><text:span text:style-name="T17"> di livelli trasmissivi equiprobabili, la quantità di informazioni associata è esprimibile come </text:span><text:span text:style-name="T2">Q = log2 V</text:span><text:span text:style-name="T17"> e quindi la massima quantità di informazione trasmessa in un canale privo di rumore è </text:span><text:span text:style-name="T2">I[bit/s] = 2B log2 V.</text:span></text:p>
      <text:p text:style-name="P35">Usando un codice in cui si trasmettono quattro livelli anziché due, la velocità di modulazione resta la stessa, ma la velocità di trasmissione raddoppia.</text:p>
      <text:p text:style-name="P36">Continuando ad aumentare il numero dei livelli di tensione, inoltre, a parità di tensione massima, il singolo livello diventa sempre più piccolo, finché in ricezione non diventa indistinguibile dal rumore, <text:span text:style-name="T98">che è </text:span>sempre presente.</text:p>
      <text:p text:style-name="P6"/>
      <text:p text:style-name="P6">Il <text:span text:style-name="T2">rumore</text:span> è una forma di energia indesiderata, <text:span text:style-name="T80">misurata in dB,</text:span> che si somma al segnale utile degradandon<text:span text:style-name="T98">e</text:span> il contenuto informativo ed impedendo così di rilevare, in ricezione, tutto l'insieme delle informazioni trasmesse. <text:span text:style-name="T79">Per calcolarne l'effetto b</text:span><text:span text:style-name="T80">isogna prima</text:span><text:span text:style-name="T79"> calcolare il rapporto tra la potenza del segnale e quella del rumore </text:span><text:span text:style-name="T80">per poi calcolare il logaritmo in base dieci di tale valore e </text:span><text:span text:style-name="T99">infine </text:span><text:span text:style-name="T80">moltiplicar</text:span><text:span text:style-name="T99">e</text:span><text:span text:style-name="T80"> </text:span><text:span text:style-name="T99">il risultato </text:span><text:span text:style-name="T80">per dieci. </text:span><text:span text:style-name="T81">Ne esistono vari tipi:</text:span></text:p>
      <text:list xml:id="list777781280" text:style-name="L10">
        <text:list-item>
          <text:p text:style-name="P75"><text:soft-page-break/><text:span text:style-name="T2">Rumore</text:span> <text:span text:style-name="T2">bianco</text:span> - Forma di rumore il cui spettro comprende energia a tutte le frequenze dello spettro elettromagnetico ed equamente distribuita.</text:p>
        </text:list-item>
        <text:list-item>
          <text:p text:style-name="P75"><text:span text:style-name="T2">Rumore di intermodulazione</text:span> - Rumore prodotto dalla non linearità dei dispositivi elettronici e che consiste <text:span text:style-name="T82">n</text:span>ella presenza, nel segnale in uscita dal dispositivo, di armoniche indesiderate non presenti nel segnale in ingresso.</text:p>
        </text:list-item>
        <text:list-item>
          <text:p text:style-name="P75"><text:span text:style-name="T2">Rumore di modo comune </text:span><text:span text:style-name="T17">o di modo normale</text:span> - Rumore presente in ingre<text:span text:style-name="T82">s</text:span>so ad uno strumento di misura insieme al segnale da misurare e non <text:span text:style-name="T82">s</text:span>eparabile da ques<text:span text:style-name="T82">t</text:span>o. <text:span text:style-name="T83">(è un effetto dello strumento di misura)</text:span></text:p>
        </text:list-item>
        <text:list-item>
          <text:p text:style-name="P75"><text:span text:style-name="T2">Rumore di quantizzazione</text:span> - Perdita di informazione che ha luogo duran<text:span text:style-name="T82">t</text:span>e la trasformazione di un segnale analogico in digitale, ad esem<text:span text:style-name="T82">p</text:span>io nel <text:span text:style-name="T2">P.C.M.</text:span></text:p>
        </text:list-item>
        <text:list-item>
          <text:p text:style-name="P75"><text:span text:style-name="T2">Rumore termico</text:span> - Rumore dovuto all'agitazione termica degli elettroni pres<text:span text:style-name="T82">e</text:span>nti in una resistenza. È funzione della temperatura ma è anche un rumo<text:span text:style-name="T82">r</text:span>e bianco.</text:p>
        </text:list-item>
      </text:list>
      <text:p text:style-name="P6"/>
      <text:p text:style-name="P87">Shannon, nel 1948, estese il lavoro di Nyquist considerando anche il rumore all'interno della <text:span text:style-name="T100">sua </text:span>formula per calcolare la capacità massima di informazione trasmissibile, che assume questa forma: <text:span text:style-name="T9">I[bit/s] = B log2 </text:span><text:span text:style-name="T2">[1 + (S/N)]</text:span><text:span text:style-name="T9">.</text:span></text:p>
      <text:p text:style-name="P87"><text:span text:style-name="T41">La formula rappresenta la velocità teorica massima di trasmissione dei bit oltre la quale in ricezione essi vengono confusi con il rumore. L</text:span><text:span text:style-name="T42">a limitazione di banda costituisce a tutti gli effetti un limite alla velocità di trasferimento.</text:span></text:p>
      <text:p text:style-name="P97"/>
      <text:p text:style-name="P97">A parità di mezzo usato, tanto è più corto il canale di trasmissione tanto più è alto il numero di bit/secondo raggiungibile.</text:p>
      <text:p text:style-name="P97">La trasmissione digitale è più critica di quella analogica poiché genera frequenze più alte, ma è più semplice da rigenerare, cioé è più semplice riparare ai danni causati da attenuazione e rumore.</text:p>
      <text:p text:style-name="P96"/>
      <text:p text:style-name="P98">Le prestazioni di una rete dipendono da cinque fattori principali: la larghezza di banda, il throughput, la latenza, il prodotto banda-ritardo ed il jitter.</text:p>
      <text:p text:style-name="P98"/>
      <text:p text:style-name="P99">La larghezza di banda è esprimibile sia in hertz, con riferimento alla larghezza di banda delle frequenze utilizzate per la trasmissione, che in bps, in riferimento alla velocità alla quale possiamo spedire i bit. Ovviamente le due tipologie sono direttamente collegate e la relazione dipende dal tipo di trasmissione.</text:p>
      <text:p text:style-name="P99"/>
      <text:p text:style-name="P99">Il <text:span text:style-name="T2">throughput</text:span> misura <text:span text:style-name="T84">quanto velocemente, </text:span>o<text:span text:style-name="T84"> efficientemente, posso spedire </text:span>i <text:span text:style-name="T84">dati sulla rete </text:span>ed è differente dalla larghezza di banda in quanto si tratta di una misura effettiva.</text:p>
      <text:p text:style-name="P6"/>
      <text:p text:style-name="P88"><text:soft-page-break/>La <text:span text:style-name="T2">latenza</text:span><text:span text:style-name="T17"> indica quanto tempo occorre per trasferire un intero messaggio: il tempo si misura dal primo bit spedito all'ultimo arrivato. D</text:span><text:span text:style-name="T85">ipende dalla somma di quattro diversi tempi:</text:span></text:p>
      <text:list xml:id="list1237945306" text:style-name="L12">
        <text:list-item>
          <text:p text:style-name="P103"><text:span text:style-name="T49">di trasmissione, </text:span><text:span text:style-name="T50">ovvero il tempo necessario ad immetere i dati sul mezzo; è ottenuto dal rapporto dimensione dati / larghezza di banda;</text:span></text:p>
        </text:list-item>
        <text:list-item>
          <text:p text:style-name="P103"><text:span text:style-name="T49">di propagazione, </text:span><text:span text:style-name="T50">ovvero il tempo necessario al segnale per propagarsi sul mezzo trasmissivo; è ottenuto dal rapporto distanza / velocità di propagazione del segnale;</text:span></text:p>
        </text:list-item>
        <text:list-item>
          <text:p text:style-name="P103"><text:span text:style-name="T49">di attesa e di inoltro, </text:span><text:span text:style-name="T50">entrambi legati al tempo di attesa nei nodi intermedi, che devono smistare il messaggio</text:span><text:span text:style-name="T49">.</text:span></text:p>
        </text:list-item>
      </text:list>
      <text:p text:style-name="P6"/>
      <text:p text:style-name="P89">Il <text:span text:style-name="T2">prodotto banda-ritardo</text:span><text:span text:style-name="T17">,</text:span><text:span text:style-name="T2"> </text:span><text:span text:style-name="T17">come suggerisce il nome, si ottiene dal prodotto tra la larghezza di banda e la latenza e definisce il numero di bit che servono a riempire il canale.</text:span></text:p>
      <text:p text:style-name="P6"/>
      <text:p text:style-name="P89">Il <text:span text:style-name="T2">jitter</text:span><text:span text:style-name="T17"> indica la variabilità del ritardo ed è</text:span><text:span text:style-name="T86"> significativo nelle trasmissioni multimediali.</text:span></text:p>
      <text:p text:style-name="P6"/>
      <text:p text:style-name="P90">La trasmissione dei segnali è detta <text:span text:style-name="T2">analogica</text:span><text:span text:style-name="T17"> se il segnale viene trasmesso senza curarsi del suo significato e la trasmissione si limita semplicemente a recapitarlo. È invece detta </text:span><text:span text:style-name="T2">digitale</text:span><text:span text:style-name="T17"> se tiene conto del contenuto e quando c'è bisogna di amplificare il segnale non basta amplificarne l'intensità ma bisogna interpretarlo, estrarne il contenuto e infine rigenerarlo. La trasmissione digitale garantisce più resistenza alle alterazioni su lunghe distanze, rende omogenee le trasmissioni per diverse tipologie di dato ed è sicura e riservata. Ha gli svantaggi di avere costi superiori ed una maggiore complessità.</text:span></text:p>
      <text:p text:style-name="P6"/>
      <text:p text:style-name="P6"/>
      <text:p text:style-name="P6"/>
      <text:p text:style-name="P6"/>
      <text:p text:style-name="P6"/>
      <text:p text:style-name="P61">Lezione 5: Il livello Data-Link</text:p>
      <text:p text:style-name="P6"/>
      <text:p text:style-name="P6"/>
      <text:p text:style-name="P61">Lezione 6: Protocolli data link layer per reti LAN</text:p>
      <text:p text:style-name="P6"/>
      <text:p text:style-name="P6"/>
      <text:p text:style-name="P6"><text:span text:style-name="T12">Lezione 7: La Rete Etherne</text:span><text:span text:style-name="T13">t</text:span></text:p>
      <text:p text:style-name="P6"/>
      <text:p text:style-name="P6"/>
      <text:p text:style-name="P61">Lezione 8: Data link layer per reti LAN</text:p>
      <text:p text:style-name="P6"/>
      <text:p text:style-name="P6"/>
      <text:p text:style-name="P61">Lezione 9: Protocolli data link layer per Wireless LAN</text:p>
      <text:p text:style-name="P6"><text:soft-page-break/></text:p>
      <text:p text:style-name="P6"/>
      <text:p text:style-name="P61">Lezione 10: Networking Basics</text:p>
      <text:p text:style-name="P6"/>
      <text:p text:style-name="P6"/>
      <text:p text:style-name="P61">Lezione 11: Networking – Instradamento</text:p>
      <text:p text:style-name="P6"/>
      <text:p text:style-name="P6"/>
      <text:p text:style-name="P61">Lezione 12: Transport</text:p>
      <text:p text:style-name="P6"/>
      <text:p text:style-name="P6"/>
      <text:p text:style-name="P61">Lezione 13: Application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02:32.599980674</meta:creation-date>
    <dc:date>2024-03-07T18:30:52.264617038</dc:date>
    <meta:editing-duration>PT8H4M36S</meta:editing-duration>
    <meta:editing-cycles>179</meta:editing-cycles>
    <meta:generator>LibreOffice/7.3.7.2$Linux_X86_64 LibreOffice_project/30$Build-2</meta:generator>
    <meta:document-statistic meta:table-count="0" meta:image-count="4" meta:object-count="0" meta:page-count="13" meta:paragraph-count="134" meta:word-count="4399" meta:character-count="28452" meta:non-whitespace-character-count="24223"/>
  </office:meta>
</office:document-meta>
</file>